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2.187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2.05cm"/>
    </style:style>
    <style:style style:name="co20" style:family="table-column">
      <style:table-column-properties fo:break-before="auto" style:column-width="2.323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2.813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268cm"/>
    </style:style>
    <style:style style:name="co29" style:family="table-column">
      <style:table-column-properties fo:break-before="auto" style:column-width="3.411cm"/>
    </style:style>
    <style:style style:name="co30" style:family="table-column">
      <style:table-column-properties fo:break-before="auto" style:column-width="1.642cm"/>
    </style:style>
    <style:style style:name="co31" style:family="table-column">
      <style:table-column-properties fo:break-before="auto" style:column-width="2.921cm"/>
    </style:style>
    <style:style style:name="co32" style:family="table-column">
      <style:table-column-properties fo:break-before="auto" style:column-width="3.276cm"/>
    </style:style>
    <style:style style:name="co33" style:family="table-column">
      <style:table-column-properties fo:break-before="auto" style:column-width="2.84cm"/>
    </style:style>
    <style:style style:name="co34" style:family="table-column">
      <style:table-column-properties fo:break-before="auto" style:column-width="2.649cm"/>
    </style:style>
    <style:style style:name="co35" style:family="table-column">
      <style:table-column-properties fo:break-before="auto" style:column-width="2.676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nkp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2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8638" calcext:value-type="float">
            <text:p>56.863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74222.2" calcext:value-type="float">
            <text:p>32974222.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6" calcext:value-type="float">
            <text:p>6.236</text:p>
          </table:table-cell>
          <table:table-cell office:value-type="float" office:value="19.1889" calcext:value-type="float">
            <text:p>19.1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275" calcext:value-type="float">
            <text:p>21.8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985" calcext:value-type="float">
            <text:p>24.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025" calcext:value-type="float">
            <text:p>9.2025</text:p>
          </table:table-cell>
          <table:table-cell office:value-type="float" office:value="0.4128" calcext:value-type="float">
            <text:p>0.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66" calcext:value-type="float">
            <text:p>56.86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3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086" calcext:value-type="float">
            <text:p>56.908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48275.56" calcext:value-type="float">
            <text:p>32948275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61" calcext:value-type="float">
            <text:p>6.2161</text:p>
          </table:table-cell>
          <table:table-cell office:value-type="float" office:value="19.1721" calcext:value-type="float">
            <text:p>19.1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21" calcext:value-type="float">
            <text:p>21.8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358" calcext:value-type="float">
            <text:p>24.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82" calcext:value-type="float">
            <text:p>9.2582</text:p>
          </table:table-cell>
          <table:table-cell office:value-type="float" office:value="0.4138" calcext:value-type="float">
            <text:p>0.4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108" calcext:value-type="float">
            <text:p>56.910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4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276" calcext:value-type="float">
            <text:p>56.927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37231.96" calcext:value-type="float">
            <text:p>32937231.9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1" calcext:value-type="float">
            <text:p>6.2371</text:p>
          </table:table-cell>
          <table:table-cell office:value-type="float" office:value="19.1657" calcext:value-type="float">
            <text:p>19.1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058" calcext:value-type="float">
            <text:p>21.8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98" calcext:value-type="float">
            <text:p>24.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81" calcext:value-type="float">
            <text:p>9.2381</text:p>
          </table:table-cell>
          <table:table-cell office:value-type="float" office:value="0.4309" calcext:value-type="float">
            <text:p>0.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298" calcext:value-type="float">
            <text:p>56.929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5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292" calcext:value-type="float">
            <text:p>56.929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36353.12" calcext:value-type="float">
            <text:p>32936353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4" calcext:value-type="float">
            <text:p>6.2374</text:p>
          </table:table-cell>
          <table:table-cell office:value-type="float" office:value="19.0267" calcext:value-type="float">
            <text:p>19.0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28" calcext:value-type="float">
            <text:p>21.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382" calcext:value-type="float">
            <text:p>24.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69" calcext:value-type="float">
            <text:p>9.0569</text:p>
          </table:table-cell>
          <table:table-cell office:value-type="float" office:value="0.4526" calcext:value-type="float">
            <text:p>0.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314" calcext:value-type="float">
            <text:p>56.931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6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383" calcext:value-type="float">
            <text:p>56.938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31070.65" calcext:value-type="float">
            <text:p>32931070.6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16" calcext:value-type="float">
            <text:p>6.2516</text:p>
          </table:table-cell>
          <table:table-cell office:value-type="float" office:value="19.1926" calcext:value-type="float">
            <text:p>19.1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47" calcext:value-type="float">
            <text:p>21.8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317" calcext:value-type="float">
            <text:p>24.6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91" calcext:value-type="float">
            <text:p>9.2491</text:p>
          </table:table-cell>
          <table:table-cell office:value-type="float" office:value="0.4174" calcext:value-type="float">
            <text:p>0.4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405" calcext:value-type="float">
            <text:p>56.940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7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478" calcext:value-type="float">
            <text:p>56.947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25556.29" calcext:value-type="float">
            <text:p>32925556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78" calcext:value-type="float">
            <text:p>6.2178</text:p>
          </table:table-cell>
          <table:table-cell office:value-type="float" office:value="19.2104" calcext:value-type="float">
            <text:p>19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08" calcext:value-type="float">
            <text:p>21.8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06" calcext:value-type="float">
            <text:p>24.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54" calcext:value-type="float">
            <text:p>9.1954</text:p>
          </table:table-cell>
          <table:table-cell office:value-type="float" office:value="0.4217" calcext:value-type="float">
            <text:p>0.4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5" calcext:value-type="float">
            <text:p>56.9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8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662" calcext:value-type="float">
            <text:p>56.966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14950.86" calcext:value-type="float">
            <text:p>32914950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42" calcext:value-type="float">
            <text:p>6.2442</text:p>
          </table:table-cell>
          <table:table-cell office:value-type="float" office:value="19.1989" calcext:value-type="float">
            <text:p>19.1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906" calcext:value-type="float">
            <text:p>21.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54" calcext:value-type="float">
            <text:p>24.6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25" calcext:value-type="float">
            <text:p>9.1825</text:p>
          </table:table-cell>
          <table:table-cell office:value-type="float" office:value="0.4242" calcext:value-type="float">
            <text:p>0.4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684" calcext:value-type="float">
            <text:p>56.968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9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667" calcext:value-type="float">
            <text:p>56.966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14672.94" calcext:value-type="float">
            <text:p>32914672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35" calcext:value-type="float">
            <text:p>6.2335</text:p>
          </table:table-cell>
          <table:table-cell office:value-type="float" office:value="19.0085" calcext:value-type="float">
            <text:p>19.0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876" calcext:value-type="float">
            <text:p>21.8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561" calcext:value-type="float">
            <text:p>24.4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32" calcext:value-type="float">
            <text:p>9.053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689" calcext:value-type="float">
            <text:p>56.968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10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723" calcext:value-type="float">
            <text:p>56.972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11384.5" calcext:value-type="float">
            <text:p>32911384.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7" calcext:value-type="float">
            <text:p>6.2427</text:p>
          </table:table-cell>
          <table:table-cell office:value-type="float" office:value="19.2159" calcext:value-type="float">
            <text:p>19.2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86" calcext:value-type="float">
            <text:p>21.8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113" calcext:value-type="float">
            <text:p>24.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902" calcext:value-type="float">
            <text:p>9.2902</text:p>
          </table:table-cell>
          <table:table-cell office:value-type="float" office:value="0.4139" calcext:value-type="float">
            <text:p>0.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745" calcext:value-type="float">
            <text:p>56.974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11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938" calcext:value-type="float">
            <text:p>56.993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98974.41" calcext:value-type="float">
            <text:p>32898974.4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1" calcext:value-type="float">
            <text:p>6.2371</text:p>
          </table:table-cell>
          <table:table-cell office:value-type="float" office:value="19.1668" calcext:value-type="float">
            <text:p>19.1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81" calcext:value-type="float">
            <text:p>21.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056" calcext:value-type="float">
            <text:p>24.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52" calcext:value-type="float">
            <text:p>9.2552</text:p>
          </table:table-cell>
          <table:table-cell office:value-type="float" office:value="0.4192" calcext:value-type="float">
            <text:p>0.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96" calcext:value-type="float">
            <text:p>56.99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1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995" calcext:value-type="float">
            <text:p>56.999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95723.73" calcext:value-type="float">
            <text:p>32895723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87" calcext:value-type="float">
            <text:p>6.2487</text:p>
          </table:table-cell>
          <table:table-cell office:value-type="float" office:value="19.0391" calcext:value-type="float">
            <text:p>19.0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737" calcext:value-type="float">
            <text:p>21.8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625" calcext:value-type="float">
            <text:p>24.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45" calcext:value-type="float">
            <text:p>9.0845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017" calcext:value-type="float">
            <text:p>57.001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13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116" calcext:value-type="float">
            <text:p>57.011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88744.32" calcext:value-type="float">
            <text:p>32888744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4" calcext:value-type="float">
            <text:p>6.2474</text:p>
          </table:table-cell>
          <table:table-cell office:value-type="float" office:value="19.1919" calcext:value-type="float">
            <text:p>19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72" calcext:value-type="float">
            <text:p>21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26" calcext:value-type="float">
            <text:p>24.8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84" calcext:value-type="float">
            <text:p>9.1884</text:p>
          </table:table-cell>
          <table:table-cell office:value-type="float" office:value="0.4114" calcext:value-type="float">
            <text:p>0.4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138" calcext:value-type="float">
            <text:p>57.013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1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283" calcext:value-type="float">
            <text:p>57.028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79088.48" calcext:value-type="float">
            <text:p>32879088.4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49" calcext:value-type="float">
            <text:p>6.2249</text:p>
          </table:table-cell>
          <table:table-cell office:value-type="float" office:value="19.2502" calcext:value-type="float">
            <text:p>19.2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013" calcext:value-type="float">
            <text:p>21.9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017" calcext:value-type="float">
            <text:p>24.6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24" calcext:value-type="float">
            <text:p>9.2324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305" calcext:value-type="float">
            <text:p>57.030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1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287" calcext:value-type="float">
            <text:p>57.02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78889" calcext:value-type="float">
            <text:p>3287888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" calcext:value-type="float">
            <text:p>6.242</text:p>
          </table:table-cell>
          <table:table-cell office:value-type="float" office:value="19.1959" calcext:value-type="float">
            <text:p>19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261" calcext:value-type="float">
            <text:p>21.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036" calcext:value-type="float">
            <text:p>24.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52" calcext:value-type="float">
            <text:p>9.2652</text:p>
          </table:table-cell>
          <table:table-cell office:value-type="float" office:value="0.4206" calcext:value-type="float">
            <text:p>0.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309" calcext:value-type="float">
            <text:p>57.030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1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324" calcext:value-type="float">
            <text:p>57.032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76731.76" calcext:value-type="float">
            <text:p>32876731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49" calcext:value-type="float">
            <text:p>6.2449</text:p>
          </table:table-cell>
          <table:table-cell office:value-type="float" office:value="19.2047" calcext:value-type="float">
            <text:p>19.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591" calcext:value-type="float">
            <text:p>21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14" calcext:value-type="float">
            <text:p>24.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99" calcext:value-type="float">
            <text:p>9.1899</text:p>
          </table:table-cell>
          <table:table-cell office:value-type="float" office:value="0.4159" calcext:value-type="float">
            <text:p>0.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346" calcext:value-type="float">
            <text:p>57.034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17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554" calcext:value-type="float">
            <text:p>57.05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63480.32" calcext:value-type="float">
            <text:p>32863480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071" calcext:value-type="float">
            <text:p>6.2071</text:p>
          </table:table-cell>
          <table:table-cell office:value-type="float" office:value="19.2598" calcext:value-type="float">
            <text:p>19.2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252" calcext:value-type="float">
            <text:p>21.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29" calcext:value-type="float">
            <text:p>24.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25" calcext:value-type="float">
            <text:p>9.2125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576" calcext:value-type="float">
            <text:p>57.057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18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762" calcext:value-type="float">
            <text:p>57.076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51481.01" calcext:value-type="float">
            <text:p>32851481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1923" calcext:value-type="float">
            <text:p>6.1923</text:p>
          </table:table-cell>
          <table:table-cell office:value-type="float" office:value="19.1369" calcext:value-type="float">
            <text:p>19.1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42" calcext:value-type="float">
            <text:p>21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12" calcext:value-type="float">
            <text:p>24.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75" calcext:value-type="float">
            <text:p>9.2575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785" calcext:value-type="float">
            <text:p>57.078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19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772" calcext:value-type="float">
            <text:p>57.077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50922.14" calcext:value-type="float">
            <text:p>32850922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72" calcext:value-type="float">
            <text:p>6.2272</text:p>
          </table:table-cell>
          <table:table-cell office:value-type="float" office:value="19.1225" calcext:value-type="float">
            <text:p>19.1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955" calcext:value-type="float">
            <text:p>21.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76" calcext:value-type="float">
            <text:p>24.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79" calcext:value-type="float">
            <text:p>9.1279</text:p>
          </table:table-cell>
          <table:table-cell office:value-type="float" office:value="0.4249" calcext:value-type="float">
            <text:p>0.4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794" calcext:value-type="float">
            <text:p>57.079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20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87" calcext:value-type="float">
            <text:p>57.0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45275.79" calcext:value-type="float">
            <text:p>32845275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9" calcext:value-type="float">
            <text:p>6.229</text:p>
          </table:table-cell>
          <table:table-cell office:value-type="float" office:value="19.1317" calcext:value-type="float">
            <text:p>19.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498" calcext:value-type="float">
            <text:p>21.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717" calcext:value-type="float">
            <text:p>24.6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96" calcext:value-type="float">
            <text:p>9.0896</text:p>
          </table:table-cell>
          <table:table-cell office:value-type="float" office:value="0.4494" calcext:value-type="float">
            <text:p>0.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892" calcext:value-type="float">
            <text:p>57.089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21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0904" calcext:value-type="float">
            <text:p>57.090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43331.78" calcext:value-type="float">
            <text:p>32843331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46" calcext:value-type="float">
            <text:p>6.2146</text:p>
          </table:table-cell>
          <table:table-cell office:value-type="float" office:value="19.0559" calcext:value-type="float">
            <text:p>19.0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19" calcext:value-type="float">
            <text:p>21.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621" calcext:value-type="float">
            <text:p>24.5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06" calcext:value-type="float">
            <text:p>9.0606</text:p>
          </table:table-cell>
          <table:table-cell office:value-type="float" office:value="0.4495" calcext:value-type="float">
            <text:p>0.4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926" calcext:value-type="float">
            <text:p>57.092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22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322" calcext:value-type="float">
            <text:p>57.132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9316.19" calcext:value-type="float">
            <text:p>32819316.1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" calcext:value-type="float">
            <text:p>6.245</text:p>
          </table:table-cell>
          <table:table-cell office:value-type="float" office:value="19.1713" calcext:value-type="float">
            <text:p>19.1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45" calcext:value-type="float">
            <text:p>22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067" calcext:value-type="float">
            <text:p>24.8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85" calcext:value-type="float">
            <text:p>9.2485</text:p>
          </table:table-cell>
          <table:table-cell office:value-type="float" office:value="0.4106" calcext:value-type="float">
            <text:p>0.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344" calcext:value-type="float">
            <text:p>57.134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2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354" calcext:value-type="float">
            <text:p>57.13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7432.12" calcext:value-type="float">
            <text:p>32817432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8" calcext:value-type="float">
            <text:p>6.248</text:p>
          </table:table-cell>
          <table:table-cell office:value-type="float" office:value="19.0189" calcext:value-type="float">
            <text:p>19.0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585" calcext:value-type="float">
            <text:p>21.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365" calcext:value-type="float">
            <text:p>24.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22" calcext:value-type="float">
            <text:p>9.0622</text:p>
          </table:table-cell>
          <table:table-cell office:value-type="float" office:value="0.4455" calcext:value-type="float">
            <text:p>0.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377" calcext:value-type="float">
            <text:p>57.137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24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394" calcext:value-type="float">
            <text:p>57.139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5162.33" calcext:value-type="float">
            <text:p>32815162.3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08" calcext:value-type="float">
            <text:p>6.2308</text:p>
          </table:table-cell>
          <table:table-cell office:value-type="float" office:value="19.1324" calcext:value-type="float">
            <text:p>19.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26" calcext:value-type="float">
            <text:p>21.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209" calcext:value-type="float">
            <text:p>24.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84" calcext:value-type="float">
            <text:p>9.0984</text:p>
          </table:table-cell>
          <table:table-cell office:value-type="float" office:value="0.4221" calcext:value-type="float">
            <text:p>0.4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416" calcext:value-type="float">
            <text:p>57.141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25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428" calcext:value-type="float">
            <text:p>57.142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3227.62" calcext:value-type="float">
            <text:p>32813227.6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06" calcext:value-type="float">
            <text:p>6.2706</text:p>
          </table:table-cell>
          <table:table-cell office:value-type="float" office:value="19.1983" calcext:value-type="float">
            <text:p>19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812" calcext:value-type="float">
            <text:p>21.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029" calcext:value-type="float">
            <text:p>25.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4" calcext:value-type="float">
            <text:p>9.174</text:p>
          </table:table-cell>
          <table:table-cell office:value-type="float" office:value="0.4068" calcext:value-type="float">
            <text:p>0.4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45" calcext:value-type="float">
            <text:p>57.14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2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445" calcext:value-type="float">
            <text:p>57.144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2216.43" calcext:value-type="float">
            <text:p>32812216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7" calcext:value-type="float">
            <text:p>6.227</text:p>
          </table:table-cell>
          <table:table-cell office:value-type="float" office:value="19.1153" calcext:value-type="float">
            <text:p>19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243" calcext:value-type="float">
            <text:p>21.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12" calcext:value-type="float">
            <text:p>24.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43" calcext:value-type="float">
            <text:p>9.0843</text:p>
          </table:table-cell>
          <table:table-cell office:value-type="float" office:value="0.4259" calcext:value-type="float">
            <text:p>0.4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467" calcext:value-type="float">
            <text:p>57.146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27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451" calcext:value-type="float">
            <text:p>57.145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11900.63" calcext:value-type="float">
            <text:p>32811900.6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91" calcext:value-type="float">
            <text:p>6.2391</text:p>
          </table:table-cell>
          <table:table-cell office:value-type="float" office:value="19.0939" calcext:value-type="float">
            <text:p>19.0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097" calcext:value-type="float">
            <text:p>21.9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672" calcext:value-type="float">
            <text:p>24.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99" calcext:value-type="float">
            <text:p>9.1099</text:p>
          </table:table-cell>
          <table:table-cell office:value-type="float" office:value="0.4457" calcext:value-type="float">
            <text:p>0.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473" calcext:value-type="float">
            <text:p>57.147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28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548" calcext:value-type="float">
            <text:p>57.154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06341.15" calcext:value-type="float">
            <text:p>32806341.1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76" calcext:value-type="float">
            <text:p>6.2176</text:p>
          </table:table-cell>
          <table:table-cell office:value-type="float" office:value="19.1485" calcext:value-type="float">
            <text:p>19.1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255" calcext:value-type="float">
            <text:p>21.9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719" calcext:value-type="float">
            <text:p>24.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97" calcext:value-type="float">
            <text:p>9.1097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57" calcext:value-type="float">
            <text:p>57.15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29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577" calcext:value-type="float">
            <text:p>57.157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804670.35" calcext:value-type="float">
            <text:p>32804670.3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38" calcext:value-type="float">
            <text:p>6.2238</text:p>
          </table:table-cell>
          <table:table-cell office:value-type="float" office:value="19.2361" calcext:value-type="float">
            <text:p>19.2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177" calcext:value-type="float">
            <text:p>22.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15" calcext:value-type="float">
            <text:p>24.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048" calcext:value-type="float">
            <text:p>9.2048</text:p>
          </table:table-cell>
          <table:table-cell office:value-type="float" office:value="0.4272" calcext:value-type="float">
            <text:p>0.4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599" calcext:value-type="float">
            <text:p>57.159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30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1906" calcext:value-type="float">
            <text:p>57.190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85806.27" calcext:value-type="float">
            <text:p>32785806.2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25" calcext:value-type="float">
            <text:p>6.2225</text:p>
          </table:table-cell>
          <table:table-cell office:value-type="float" office:value="19.1676" calcext:value-type="float">
            <text:p>19.1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545" calcext:value-type="float">
            <text:p>21.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344" calcext:value-type="float">
            <text:p>25.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57" calcext:value-type="float">
            <text:p>9.1557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928" calcext:value-type="float">
            <text:p>57.192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31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029" calcext:value-type="float">
            <text:p>57.202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8753.09" calcext:value-type="float">
            <text:p>32778753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28" calcext:value-type="float">
            <text:p>6.2128</text:p>
          </table:table-cell>
          <table:table-cell office:value-type="float" office:value="19.1523" calcext:value-type="float">
            <text:p>19.1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702" calcext:value-type="float">
            <text:p>21.8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378" calcext:value-type="float">
            <text:p>24.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73" calcext:value-type="float">
            <text:p>9.0973</text:p>
          </table:table-cell>
          <table:table-cell office:value-type="float" office:value="0.446" calcext:value-type="float">
            <text:p>0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051" calcext:value-type="float">
            <text:p>57.205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32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065" calcext:value-type="float">
            <text:p>57.206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6665.69" calcext:value-type="float">
            <text:p>32776665.6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8" calcext:value-type="float">
            <text:p>6.228</text:p>
          </table:table-cell>
          <table:table-cell office:value-type="float" office:value="19.1745" calcext:value-type="float">
            <text:p>19.1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878" calcext:value-type="float">
            <text:p>24.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64" calcext:value-type="float">
            <text:p>9.136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087" calcext:value-type="float">
            <text:p>57.208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3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111" calcext:value-type="float">
            <text:p>57.211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4017.71" calcext:value-type="float">
            <text:p>32774017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34" calcext:value-type="float">
            <text:p>6.2234</text:p>
          </table:table-cell>
          <table:table-cell office:value-type="float" office:value="19.2736" calcext:value-type="float">
            <text:p>19.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091" calcext:value-type="float">
            <text:p>21.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23" calcext:value-type="float">
            <text:p>24.7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05" calcext:value-type="float">
            <text:p>9.2105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133" calcext:value-type="float">
            <text:p>57.213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34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117" calcext:value-type="float">
            <text:p>57.21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3680.87" calcext:value-type="float">
            <text:p>32773680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06" calcext:value-type="float">
            <text:p>6.2206</text:p>
          </table:table-cell>
          <table:table-cell office:value-type="float" office:value="19.2362" calcext:value-type="float">
            <text:p>19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98" calcext:value-type="float">
            <text:p>21.8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64" calcext:value-type="float">
            <text:p>24.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42" calcext:value-type="float">
            <text:p>9.2242</text:p>
          </table:table-cell>
          <table:table-cell office:value-type="float" office:value="0.4246" calcext:value-type="float">
            <text:p>0.4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139" calcext:value-type="float">
            <text:p>57.213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3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169" calcext:value-type="float">
            <text:p>57.216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0693.74" calcext:value-type="float">
            <text:p>32770693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31" calcext:value-type="float">
            <text:p>6.2431</text:p>
          </table:table-cell>
          <table:table-cell office:value-type="float" office:value="19.2498" calcext:value-type="float">
            <text:p>19.2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829" calcext:value-type="float">
            <text:p>21.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287" calcext:value-type="float">
            <text:p>24.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81" calcext:value-type="float">
            <text:p>9.2281</text:p>
          </table:table-cell>
          <table:table-cell office:value-type="float" office:value="0.4119" calcext:value-type="float">
            <text:p>0.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191" calcext:value-type="float">
            <text:p>57.219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36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17" calcext:value-type="float">
            <text:p>57.2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70663.38" calcext:value-type="float">
            <text:p>32770663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02" calcext:value-type="float">
            <text:p>6.2402</text:p>
          </table:table-cell>
          <table:table-cell office:value-type="float" office:value="19.1929" calcext:value-type="float">
            <text:p>19.1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603" calcext:value-type="float">
            <text:p>21.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921" calcext:value-type="float">
            <text:p>25.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9" calcext:value-type="float">
            <text:p>9.199</text:p>
          </table:table-cell>
          <table:table-cell office:value-type="float" office:value="0.4203" calcext:value-type="float">
            <text:p>0.4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192" calcext:value-type="float">
            <text:p>57.219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37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201" calcext:value-type="float">
            <text:p>57.22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68910.31" calcext:value-type="float">
            <text:p>32768910.3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91" calcext:value-type="float">
            <text:p>6.2291</text:p>
          </table:table-cell>
          <table:table-cell office:value-type="float" office:value="19.0445" calcext:value-type="float">
            <text:p>19.0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203" calcext:value-type="float">
            <text:p>22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976" calcext:value-type="float">
            <text:p>24.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07" calcext:value-type="float">
            <text:p>9.0907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223" calcext:value-type="float">
            <text:p>57.222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38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742" calcext:value-type="float">
            <text:p>57.274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37925.45" calcext:value-type="float">
            <text:p>32737925.4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4" calcext:value-type="float">
            <text:p>6.2454</text:p>
          </table:table-cell>
          <table:table-cell office:value-type="float" office:value="19.1329" calcext:value-type="float">
            <text:p>19.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644" calcext:value-type="float">
            <text:p>21.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197" calcext:value-type="float">
            <text:p>24.6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29" calcext:value-type="float">
            <text:p>9.1229</text:p>
          </table:table-cell>
          <table:table-cell office:value-type="float" office:value="0.4243" calcext:value-type="float">
            <text:p>0.4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764" calcext:value-type="float">
            <text:p>57.276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39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2809" calcext:value-type="float">
            <text:p>57.280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34121.9" calcext:value-type="float">
            <text:p>32734121.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5" calcext:value-type="float">
            <text:p>6.2505</text:p>
          </table:table-cell>
          <table:table-cell office:value-type="float" office:value="19.2076" calcext:value-type="float">
            <text:p>19.2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115" calcext:value-type="float">
            <text:p>21.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805" calcext:value-type="float">
            <text:p>24.8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7" calcext:value-type="float">
            <text:p>9.237</text:p>
          </table:table-cell>
          <table:table-cell office:value-type="float" office:value="0.4247" calcext:value-type="float">
            <text:p>0.4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831" calcext:value-type="float">
            <text:p>57.283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40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3105" calcext:value-type="float">
            <text:p>57.310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717218.06" calcext:value-type="float">
            <text:p>32717218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" calcext:value-type="float">
            <text:p>6.24</text:p>
          </table:table-cell>
          <table:table-cell office:value-type="float" office:value="19.0064" calcext:value-type="float">
            <text:p>19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05" calcext:value-type="float">
            <text:p>21.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242" calcext:value-type="float">
            <text:p>24.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07" calcext:value-type="float">
            <text:p>9.2707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127" calcext:value-type="float">
            <text:p>57.312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41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3475" calcext:value-type="float">
            <text:p>57.347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96076.18" calcext:value-type="float">
            <text:p>32696076.1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09" calcext:value-type="float">
            <text:p>6.2209</text:p>
          </table:table-cell>
          <table:table-cell office:value-type="float" office:value="19.2297" calcext:value-type="float">
            <text:p>19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085" calcext:value-type="float">
            <text:p>22.1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4" calcext:value-type="float">
            <text:p>24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042" calcext:value-type="float">
            <text:p>9.2042</text:p>
          </table:table-cell>
          <table:table-cell office:value-type="float" office:value="0.4283" calcext:value-type="float">
            <text:p>0.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497" calcext:value-type="float">
            <text:p>57.349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42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3761" calcext:value-type="float">
            <text:p>57.376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79808.51" calcext:value-type="float">
            <text:p>32679808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63" calcext:value-type="float">
            <text:p>6.2163</text:p>
          </table:table-cell>
          <table:table-cell office:value-type="float" office:value="19.091" calcext:value-type="float">
            <text:p>19.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009" calcext:value-type="float">
            <text:p>22.8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604" calcext:value-type="float">
            <text:p>24.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09" calcext:value-type="float">
            <text:p>9.2809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783" calcext:value-type="float">
            <text:p>57.378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43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3831" calcext:value-type="float">
            <text:p>57.383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75800.92" calcext:value-type="float">
            <text:p>32675800.9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3" calcext:value-type="float">
            <text:p>6.233</text:p>
          </table:table-cell>
          <table:table-cell office:value-type="float" office:value="19.0523" calcext:value-type="float">
            <text:p>19.0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249" calcext:value-type="float">
            <text:p>22.1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62" calcext:value-type="float">
            <text:p>24.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77" calcext:value-type="float">
            <text:p>9.0877</text:p>
          </table:table-cell>
          <table:table-cell office:value-type="float" office:value="0.4468" calcext:value-type="float">
            <text:p>0.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853" calcext:value-type="float">
            <text:p>57.385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44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4029" calcext:value-type="float">
            <text:p>57.402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64536.87" calcext:value-type="float">
            <text:p>32664536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6" calcext:value-type="float">
            <text:p>6.2426</text:p>
          </table:table-cell>
          <table:table-cell office:value-type="float" office:value="19.0114" calcext:value-type="float">
            <text:p>19.0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24" calcext:value-type="float">
            <text:p>21.8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47" calcext:value-type="float">
            <text:p>24.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978" calcext:value-type="float">
            <text:p>9.2978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051" calcext:value-type="float">
            <text:p>57.405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4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4207" calcext:value-type="float">
            <text:p>57.420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54386.65" calcext:value-type="float">
            <text:p>32654386.6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09" calcext:value-type="float">
            <text:p>6.2209</text:p>
          </table:table-cell>
          <table:table-cell office:value-type="float" office:value="19.0259" calcext:value-type="float">
            <text:p>19.0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44" calcext:value-type="float">
            <text:p>21.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712" calcext:value-type="float">
            <text:p>24.6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01" calcext:value-type="float">
            <text:p>9.3301</text:p>
          </table:table-cell>
          <table:table-cell office:value-type="float" office:value="0.4705" calcext:value-type="float">
            <text:p>0.4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23" calcext:value-type="float">
            <text:p>57.42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46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4458" calcext:value-type="float">
            <text:p>57.445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40162.61" calcext:value-type="float">
            <text:p>32640162.6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62" calcext:value-type="float">
            <text:p>6.2462</text:p>
          </table:table-cell>
          <table:table-cell office:value-type="float" office:value="19.028" calcext:value-type="float">
            <text:p>19.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357" calcext:value-type="float">
            <text:p>21.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294" calcext:value-type="float">
            <text:p>24.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81" calcext:value-type="float">
            <text:p>9.2881</text:p>
          </table:table-cell>
          <table:table-cell office:value-type="float" office:value="0.4801" calcext:value-type="float">
            <text:p>0.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48" calcext:value-type="float">
            <text:p>57.44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47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4631" calcext:value-type="float">
            <text:p>57.463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30329.05" calcext:value-type="float">
            <text:p>32630329.0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75" calcext:value-type="float">
            <text:p>6.2275</text:p>
          </table:table-cell>
          <table:table-cell office:value-type="float" office:value="19.2268" calcext:value-type="float">
            <text:p>19.2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325" calcext:value-type="float">
            <text:p>22.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09" calcext:value-type="float">
            <text:p>24.9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94" calcext:value-type="float">
            <text:p>9.1894</text:p>
          </table:table-cell>
          <table:table-cell office:value-type="float" office:value="0.4117" calcext:value-type="float">
            <text:p>0.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653" calcext:value-type="float">
            <text:p>57.465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48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4945" calcext:value-type="float">
            <text:p>57.494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12474.87" calcext:value-type="float">
            <text:p>32612474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1" calcext:value-type="float">
            <text:p>6.251</text:p>
          </table:table-cell>
          <table:table-cell office:value-type="float" office:value="19.0342" calcext:value-type="float">
            <text:p>19.0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07" calcext:value-type="float">
            <text:p>21.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61" calcext:value-type="float">
            <text:p>24.6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61" calcext:value-type="float">
            <text:p>9.2761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967" calcext:value-type="float">
            <text:p>57.496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4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5159" calcext:value-type="float">
            <text:p>57.515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600358.29" calcext:value-type="float">
            <text:p>32600358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38" calcext:value-type="float">
            <text:p>6.2238</text:p>
          </table:table-cell>
          <table:table-cell office:value-type="float" office:value="19.1634" calcext:value-type="float">
            <text:p>19.1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879" calcext:value-type="float">
            <text:p>22.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755" calcext:value-type="float">
            <text:p>24.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6" calcext:value-type="float">
            <text:p>9.116</text:p>
          </table:table-cell>
          <table:table-cell office:value-type="float" office:value="0.4393" calcext:value-type="float">
            <text:p>0.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181" calcext:value-type="float">
            <text:p>57.518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50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5579" calcext:value-type="float">
            <text:p>57.557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76582.82" calcext:value-type="float">
            <text:p>32576582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7" calcext:value-type="float">
            <text:p>6.2477</text:p>
          </table:table-cell>
          <table:table-cell office:value-type="float" office:value="19.0164" calcext:value-type="float">
            <text:p>19.0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46" calcext:value-type="float">
            <text:p>21.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872" calcext:value-type="float">
            <text:p>24.9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85" calcext:value-type="float">
            <text:p>11.4185</text:p>
          </table:table-cell>
          <table:table-cell office:value-type="float" office:value="0.4439" calcext:value-type="float">
            <text:p>0.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601" calcext:value-type="float">
            <text:p>57.560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51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5693" calcext:value-type="float">
            <text:p>57.569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70091.2" calcext:value-type="float">
            <text:p>32570091.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4" calcext:value-type="float">
            <text:p>6.2504</text:p>
          </table:table-cell>
          <table:table-cell office:value-type="float" office:value="19.2292" calcext:value-type="float">
            <text:p>19.2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9895" calcext:value-type="float">
            <text:p>22.9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29" calcext:value-type="float">
            <text:p>24.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94" calcext:value-type="float">
            <text:p>9.2694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716" calcext:value-type="float">
            <text:p>57.571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52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5763" calcext:value-type="float">
            <text:p>57.576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66150.06" calcext:value-type="float">
            <text:p>32566150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49" calcext:value-type="float">
            <text:p>6.2349</text:p>
          </table:table-cell>
          <table:table-cell office:value-type="float" office:value="19.0686" calcext:value-type="float">
            <text:p>19.0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879" calcext:value-type="float">
            <text:p>24.8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04" calcext:value-type="float">
            <text:p>9.3604</text:p>
          </table:table-cell>
          <table:table-cell office:value-type="float" office:value="0.4826" calcext:value-type="float">
            <text:p>0.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785" calcext:value-type="float">
            <text:p>57.578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5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5963" calcext:value-type="float">
            <text:p>57.596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54849.56" calcext:value-type="float">
            <text:p>32554849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29" calcext:value-type="float">
            <text:p>6.2329</text:p>
          </table:table-cell>
          <table:table-cell office:value-type="float" office:value="19.0236" calcext:value-type="float">
            <text:p>19.0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925" calcext:value-type="float">
            <text:p>21.9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048" calcext:value-type="float">
            <text:p>24.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914" calcext:value-type="float">
            <text:p>9.2914</text:p>
          </table:table-cell>
          <table:table-cell office:value-type="float" office:value="0.4651" calcext:value-type="float">
            <text:p>0.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985" calcext:value-type="float">
            <text:p>57.598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024" calcext:value-type="float">
            <text:p>1024</text:p>
          </table:table-cell>
          <table:table-cell table:formula="of:=[.E54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6519" calcext:value-type="float">
            <text:p>57.651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23466.91" calcext:value-type="float">
            <text:p>32523466.9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12" calcext:value-type="float">
            <text:p>6.2312</text:p>
          </table:table-cell>
          <table:table-cell office:value-type="float" office:value="19.2206" calcext:value-type="float">
            <text:p>19.2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352" calcext:value-type="float">
            <text:p>22.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295" calcext:value-type="float">
            <text:p>24.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09" calcext:value-type="float">
            <text:p>9.3209</text:p>
          </table:table-cell>
          <table:table-cell office:value-type="float" office:value="0.4127" calcext:value-type="float">
            <text:p>0.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541" calcext:value-type="float">
            <text:p>57.654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28" calcext:value-type="float">
            <text:p>128</text:p>
          </table:table-cell>
          <table:table-cell table:formula="of:=[.E55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6687" calcext:value-type="float">
            <text:p>57.66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13975.85" calcext:value-type="float">
            <text:p>32513975.8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01" calcext:value-type="float">
            <text:p>6.2201</text:p>
          </table:table-cell>
          <table:table-cell office:value-type="float" office:value="19.0801" calcext:value-type="float">
            <text:p>19.0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767" calcext:value-type="float">
            <text:p>22.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682" calcext:value-type="float">
            <text:p>24.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37" calcext:value-type="float">
            <text:p>9.0937</text:p>
          </table:table-cell>
          <table:table-cell office:value-type="float" office:value="0.4452" calcext:value-type="float">
            <text:p>0.4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709" calcext:value-type="float">
            <text:p>57.670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512" calcext:value-type="float">
            <text:p>512</text:p>
          </table:table-cell>
          <table:table-cell table:formula="of:=[.E56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6816" calcext:value-type="float">
            <text:p>57.681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506730.3" calcext:value-type="float">
            <text:p>32506730.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16" calcext:value-type="float">
            <text:p>6.2216</text:p>
          </table:table-cell>
          <table:table-cell office:value-type="float" office:value="19.2325" calcext:value-type="float">
            <text:p>19.2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078" calcext:value-type="float">
            <text:p>22.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028" calcext:value-type="float">
            <text:p>24.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08" calcext:value-type="float">
            <text:p>9.2408</text:p>
          </table:table-cell>
          <table:table-cell office:value-type="float" office:value="0.4179" calcext:value-type="float">
            <text:p>0.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838" calcext:value-type="float">
            <text:p>57.683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57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6991" calcext:value-type="float">
            <text:p>57.699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496840.1" calcext:value-type="float">
            <text:p>32496840.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94" calcext:value-type="float">
            <text:p>6.2494</text:p>
          </table:table-cell>
          <table:table-cell office:value-type="float" office:value="19.0678" calcext:value-type="float">
            <text:p>19.0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972" calcext:value-type="float">
            <text:p>21.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476" calcext:value-type="float">
            <text:p>24.8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41" calcext:value-type="float">
            <text:p>9.3141</text:p>
          </table:table-cell>
          <table:table-cell office:value-type="float" office:value="0.4642" calcext:value-type="float">
            <text:p>0.4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013" calcext:value-type="float">
            <text:p>57.701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048" calcext:value-type="float">
            <text:p>2048</text:p>
          </table:table-cell>
          <table:table-cell table:formula="of:=[.E58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7641" calcext:value-type="float">
            <text:p>57.764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460255.64" calcext:value-type="float">
            <text:p>32460255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8" calcext:value-type="float">
            <text:p>6.2428</text:p>
          </table:table-cell>
          <table:table-cell office:value-type="float" office:value="19.2547" calcext:value-type="float">
            <text:p>19.2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966" calcext:value-type="float">
            <text:p>22.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63" calcext:value-type="float">
            <text:p>24.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35" calcext:value-type="float">
            <text:p>9.2235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664" calcext:value-type="float">
            <text:p>57.766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5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8225" calcext:value-type="float">
            <text:p>57.822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427477.94" calcext:value-type="float">
            <text:p>32427477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08" calcext:value-type="float">
            <text:p>6.2408</text:p>
          </table:table-cell>
          <table:table-cell office:value-type="float" office:value="19.07" calcext:value-type="float">
            <text:p>1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051" calcext:value-type="float">
            <text:p>22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67" calcext:value-type="float">
            <text:p>24.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86" calcext:value-type="float">
            <text:p>9.3286</text:p>
          </table:table-cell>
          <table:table-cell office:value-type="float" office:value="0.4631" calcext:value-type="float">
            <text:p>0.4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248" calcext:value-type="float">
            <text:p>57.824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56" calcext:value-type="float">
            <text:p>256</text:p>
          </table:table-cell>
          <table:table-cell table:formula="of:=[.E60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7.903" calcext:value-type="float">
            <text:p>57.90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382401.06" calcext:value-type="float">
            <text:p>32382401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065" calcext:value-type="float">
            <text:p>6.2065</text:p>
          </table:table-cell>
          <table:table-cell office:value-type="float" office:value="19.1752" calcext:value-type="float">
            <text:p>19.1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924" calcext:value-type="float">
            <text:p>22.2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504" calcext:value-type="float">
            <text:p>24.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12" calcext:value-type="float">
            <text:p>9.1112</text:p>
          </table:table-cell>
          <table:table-cell office:value-type="float" office:value="0.4206" calcext:value-type="float">
            <text:p>0.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052" calcext:value-type="float">
            <text:p>57.905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1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0705" calcext:value-type="float">
            <text:p>58.070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289018.72" calcext:value-type="float">
            <text:p>32289018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91" calcext:value-type="float">
            <text:p>6.2291</text:p>
          </table:table-cell>
          <table:table-cell office:value-type="float" office:value="19.0222" calcext:value-type="float">
            <text:p>19.0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12" calcext:value-type="float">
            <text:p>21.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986" calcext:value-type="float">
            <text:p>24.9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607" calcext:value-type="float">
            <text:p>9.8607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0727" calcext:value-type="float">
            <text:p>58.072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64" calcext:value-type="float">
            <text:p>64</text:p>
          </table:table-cell>
          <table:table-cell table:formula="of:=[.E62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1619" calcext:value-type="float">
            <text:p>58.161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238274.53" calcext:value-type="float">
            <text:p>32238274.5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81" calcext:value-type="float">
            <text:p>6.2381</text:p>
          </table:table-cell>
          <table:table-cell office:value-type="float" office:value="19.0612" calcext:value-type="float">
            <text:p>19.0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473" calcext:value-type="float">
            <text:p>22.2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163" calcext:value-type="float">
            <text:p>24.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99" calcext:value-type="float">
            <text:p>9.3499</text:p>
          </table:table-cell>
          <table:table-cell office:value-type="float" office:value="0.4877" calcext:value-type="float">
            <text:p>0.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641" calcext:value-type="float">
            <text:p>58.164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3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2168" calcext:value-type="float">
            <text:p>58.216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207861.9" calcext:value-type="float">
            <text:p>32207861.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68" calcext:value-type="float">
            <text:p>6.2368</text:p>
          </table:table-cell>
          <table:table-cell office:value-type="float" office:value="19.0002" calcext:value-type="float">
            <text:p>19.0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447" calcext:value-type="float">
            <text:p>21.9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87" calcext:value-type="float">
            <text:p>25.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567" calcext:value-type="float">
            <text:p>9.8567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191" calcext:value-type="float">
            <text:p>58.219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4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3958" calcext:value-type="float">
            <text:p>58.395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109141" calcext:value-type="float">
            <text:p>3210914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68" calcext:value-type="float">
            <text:p>6.2368</text:p>
          </table:table-cell>
          <table:table-cell office:value-type="float" office:value="19.0154" calcext:value-type="float">
            <text:p>19.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976" calcext:value-type="float">
            <text:p>21.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249" calcext:value-type="float">
            <text:p>25.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667" calcext:value-type="float">
            <text:p>9.8667</text:p>
          </table:table-cell>
          <table:table-cell office:value-type="float" office:value="0.4825" calcext:value-type="float">
            <text:p>0.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98" calcext:value-type="float">
            <text:p>58.39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5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396" calcext:value-type="float">
            <text:p>58.39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109000.24" calcext:value-type="float">
            <text:p>32109000.2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36" calcext:value-type="float">
            <text:p>6.2236</text:p>
          </table:table-cell>
          <table:table-cell office:value-type="float" office:value="19.0453" calcext:value-type="float">
            <text:p>19.0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354" calcext:value-type="float">
            <text:p>25.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652" calcext:value-type="float">
            <text:p>9.8652</text:p>
          </table:table-cell>
          <table:table-cell office:value-type="float" office:value="0.4715" calcext:value-type="float">
            <text:p>0.4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983" calcext:value-type="float">
            <text:p>58.398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4311" calcext:value-type="float">
            <text:p>58.431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089725.31" calcext:value-type="float">
            <text:p>32089725.3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5" calcext:value-type="float">
            <text:p>6.225</text:p>
          </table:table-cell>
          <table:table-cell office:value-type="float" office:value="19.0053" calcext:value-type="float">
            <text:p>19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589" calcext:value-type="float">
            <text:p>21.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431" calcext:value-type="float">
            <text:p>25.3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12" calcext:value-type="float">
            <text:p>9.8312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334" calcext:value-type="float">
            <text:p>58.433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7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5001" calcext:value-type="float">
            <text:p>58.50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051909.94" calcext:value-type="float">
            <text:p>32051909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1" calcext:value-type="float">
            <text:p>6.251</text:p>
          </table:table-cell>
          <table:table-cell office:value-type="float" office:value="19.0494" calcext:value-type="float">
            <text:p>19.0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477" calcext:value-type="float">
            <text:p>21.9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601" calcext:value-type="float">
            <text:p>25.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71" calcext:value-type="float">
            <text:p>9.8971</text:p>
          </table:table-cell>
          <table:table-cell office:value-type="float" office:value="0.4671" calcext:value-type="float">
            <text:p>0.4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023" calcext:value-type="float">
            <text:p>58.502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5266" calcext:value-type="float">
            <text:p>58.526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037359.52" calcext:value-type="float">
            <text:p>32037359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2" calcext:value-type="float">
            <text:p>6.2452</text:p>
          </table:table-cell>
          <table:table-cell office:value-type="float" office:value="19.0492" calcext:value-type="float">
            <text:p>19.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245" calcext:value-type="float">
            <text:p>21.8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198" calcext:value-type="float">
            <text:p>25.4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29" calcext:value-type="float">
            <text:p>9.8829</text:p>
          </table:table-cell>
          <table:table-cell office:value-type="float" office:value="0.4696" calcext:value-type="float">
            <text:p>0.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289" calcext:value-type="float">
            <text:p>58.528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6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582" calcext:value-type="float">
            <text:p>58.5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007068.36" calcext:value-type="float">
            <text:p>32007068.3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19" calcext:value-type="float">
            <text:p>6.2319</text:p>
          </table:table-cell>
          <table:table-cell office:value-type="float" office:value="19.0483" calcext:value-type="float">
            <text:p>19.0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76" calcext:value-type="float">
            <text:p>22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675" calcext:value-type="float">
            <text:p>25.0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574" calcext:value-type="float">
            <text:p>9.8574</text:p>
          </table:table-cell>
          <table:table-cell office:value-type="float" office:value="0.4695" calcext:value-type="float">
            <text:p>0.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843" calcext:value-type="float">
            <text:p>58.584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70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8.8381" calcext:value-type="float">
            <text:p>58.838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867766.2" calcext:value-type="float">
            <text:p>31867766.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4" calcext:value-type="float">
            <text:p>6.2424</text:p>
          </table:table-cell>
          <table:table-cell office:value-type="float" office:value="19.0507" calcext:value-type="float">
            <text:p>19.0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498" calcext:value-type="float">
            <text:p>22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264" calcext:value-type="float">
            <text:p>25.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52" calcext:value-type="float">
            <text:p>9.8852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404" calcext:value-type="float">
            <text:p>58.840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32" calcext:value-type="float">
            <text:p>32</text:p>
          </table:table-cell>
          <table:table-cell table:formula="of:=[.E71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9.2993" calcext:value-type="float">
            <text:p>59.299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619909.47" calcext:value-type="float">
            <text:p>31619909.4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25" calcext:value-type="float">
            <text:p>6.2325</text:p>
          </table:table-cell>
          <table:table-cell office:value-type="float" office:value="19.0938" calcext:value-type="float">
            <text:p>19.0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918" calcext:value-type="float">
            <text:p>22.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698" calcext:value-type="float">
            <text:p>25.4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205" calcext:value-type="float">
            <text:p>9.9205</text:p>
          </table:table-cell>
          <table:table-cell office:value-type="float" office:value="0.4918" calcext:value-type="float">
            <text:p>0.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016" calcext:value-type="float">
            <text:p>59.301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2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0424" calcext:value-type="float">
            <text:p>60.042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228587.52" calcext:value-type="float">
            <text:p>31228587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68" calcext:value-type="float">
            <text:p>6.2368</text:p>
          </table:table-cell>
          <table:table-cell office:value-type="float" office:value="18.9649" calcext:value-type="float">
            <text:p>18.9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989" calcext:value-type="float">
            <text:p>21.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306" calcext:value-type="float">
            <text:p>25.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96" calcext:value-type="float">
            <text:p>11.1296</text:p>
          </table:table-cell>
          <table:table-cell office:value-type="float" office:value="0.4631" calcext:value-type="float">
            <text:p>0.4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0447" calcext:value-type="float">
            <text:p>60.044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3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0677" calcext:value-type="float">
            <text:p>60.067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215421.83" calcext:value-type="float">
            <text:p>31215421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09" calcext:value-type="float">
            <text:p>6.2409</text:p>
          </table:table-cell>
          <table:table-cell office:value-type="float" office:value="18.9556" calcext:value-type="float">
            <text:p>18.9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229" calcext:value-type="float">
            <text:p>21.8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787" calcext:value-type="float">
            <text:p>25.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444" calcext:value-type="float">
            <text:p>11.2444</text:p>
          </table:table-cell>
          <table:table-cell office:value-type="float" office:value="0.4621" calcext:value-type="float">
            <text:p>0.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4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1309" calcext:value-type="float">
            <text:p>60.130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182607.98" calcext:value-type="float">
            <text:p>31182607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31" calcext:value-type="float">
            <text:p>6.2231</text:p>
          </table:table-cell>
          <table:table-cell office:value-type="float" office:value="18.9732" calcext:value-type="float">
            <text:p>18.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828" calcext:value-type="float">
            <text:p>21.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763" calcext:value-type="float">
            <text:p>25.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58" calcext:value-type="float">
            <text:p>11.1658</text:p>
          </table:table-cell>
          <table:table-cell office:value-type="float" office:value="0.4662" calcext:value-type="float">
            <text:p>0.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332" calcext:value-type="float">
            <text:p>60.133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1311" calcext:value-type="float">
            <text:p>60.131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182509.97" calcext:value-type="float">
            <text:p>31182509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23" calcext:value-type="float">
            <text:p>6.2323</text:p>
          </table:table-cell>
          <table:table-cell office:value-type="float" office:value="19.0182" calcext:value-type="float">
            <text:p>19.0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63" calcext:value-type="float">
            <text:p>21.8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71" calcext:value-type="float">
            <text:p>25.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2" calcext:value-type="float">
            <text:p>11.152</text:p>
          </table:table-cell>
          <table:table-cell office:value-type="float" office:value="0.4623" calcext:value-type="float">
            <text:p>0.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334" calcext:value-type="float">
            <text:p>60.133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6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302" calcext:value-type="float">
            <text:p>60.30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094139.7" calcext:value-type="float">
            <text:p>31094139.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97" calcext:value-type="float">
            <text:p>6.2497</text:p>
          </table:table-cell>
          <table:table-cell office:value-type="float" office:value="19.0543" calcext:value-type="float">
            <text:p>19.0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29" calcext:value-type="float">
            <text:p>21.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48" calcext:value-type="float">
            <text:p>26.2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55" calcext:value-type="float">
            <text:p>11.2055</text:p>
          </table:table-cell>
          <table:table-cell office:value-type="float" office:value="0.4665" calcext:value-type="float">
            <text:p>0.4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043" calcext:value-type="float">
            <text:p>60.304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7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4017" calcext:value-type="float">
            <text:p>60.40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042818.82" calcext:value-type="float">
            <text:p>31042818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15" calcext:value-type="float">
            <text:p>6.2215</text:p>
          </table:table-cell>
          <table:table-cell office:value-type="float" office:value="18.9853" calcext:value-type="float">
            <text:p>18.9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729" calcext:value-type="float">
            <text:p>21.8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88" calcext:value-type="float">
            <text:p>26.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39" calcext:value-type="float">
            <text:p>11.1039</text:p>
          </table:table-cell>
          <table:table-cell office:value-type="float" office:value="0.4669" calcext:value-type="float">
            <text:p>0.4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04" calcext:value-type="float">
            <text:p>60.40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8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5921" calcext:value-type="float">
            <text:p>60.592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945283.45" calcext:value-type="float">
            <text:p>30945283.4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78" calcext:value-type="float">
            <text:p>6.2178</text:p>
          </table:table-cell>
          <table:table-cell office:value-type="float" office:value="18.8489" calcext:value-type="float">
            <text:p>18.8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6693" calcext:value-type="float">
            <text:p>22.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991" calcext:value-type="float">
            <text:p>26.4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31" calcext:value-type="float">
            <text:p>11.3531</text:p>
          </table:table-cell>
          <table:table-cell office:value-type="float" office:value="0.4664" calcext:value-type="float">
            <text:p>0.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944" calcext:value-type="float">
            <text:p>60.594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79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7747" calcext:value-type="float">
            <text:p>60.774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852273.56" calcext:value-type="float">
            <text:p>30852273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67" calcext:value-type="float">
            <text:p>6.2467</text:p>
          </table:table-cell>
          <table:table-cell office:value-type="float" office:value="18.9985" calcext:value-type="float">
            <text:p>18.9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161" calcext:value-type="float">
            <text:p>21.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378" calcext:value-type="float">
            <text:p>26.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98" calcext:value-type="float">
            <text:p>11.1298</text:p>
          </table:table-cell>
          <table:table-cell office:value-type="float" office:value="0.4738" calcext:value-type="float">
            <text:p>0.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771" calcext:value-type="float">
            <text:p>60.777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80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1.0711" calcext:value-type="float">
            <text:p>61.071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702531.44" calcext:value-type="float">
            <text:p>30702531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8" calcext:value-type="float">
            <text:p>6.2508</text:p>
          </table:table-cell>
          <table:table-cell office:value-type="float" office:value="19.0397" calcext:value-type="float">
            <text:p>19.0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956" calcext:value-type="float">
            <text:p>22.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811" calcext:value-type="float">
            <text:p>26.3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93" calcext:value-type="float">
            <text:p>11.1193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0735" calcext:value-type="float">
            <text:p>61.073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6" calcext:value-type="float">
            <text:p>16</text:p>
          </table:table-cell>
          <table:table-cell table:formula="of:=[.E81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1.0787" calcext:value-type="float">
            <text:p>61.07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698711.14" calcext:value-type="float">
            <text:p>30698711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089" calcext:value-type="float">
            <text:p>6.2089</text:p>
          </table:table-cell>
          <table:table-cell office:value-type="float" office:value="19.0522" calcext:value-type="float">
            <text:p>19.0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9676" calcext:value-type="float">
            <text:p>22.9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469" calcext:value-type="float">
            <text:p>26.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301" calcext:value-type="float">
            <text:p>11.2301</text:p>
          </table:table-cell>
          <table:table-cell office:value-type="float" office:value="0.4622" calcext:value-type="float">
            <text:p>0.4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0811" calcext:value-type="float">
            <text:p>61.081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2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0358" calcext:value-type="float">
            <text:p>65.035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830870.81" calcext:value-type="float">
            <text:p>28830870.8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034" calcext:value-type="float">
            <text:p>6.2034</text:p>
          </table:table-cell>
          <table:table-cell office:value-type="float" office:value="18.87" calcext:value-type="float">
            <text:p>1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689" calcext:value-type="float">
            <text:p>21.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01" calcext:value-type="float">
            <text:p>27.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44" calcext:value-type="float">
            <text:p>13.5444</text:p>
          </table:table-cell>
          <table:table-cell office:value-type="float" office:value="0.4526" calcext:value-type="float">
            <text:p>0.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383" calcext:value-type="float">
            <text:p>65.038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3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1215" calcext:value-type="float">
            <text:p>65.121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792907.23" calcext:value-type="float">
            <text:p>28792907.2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" calcext:value-type="float">
            <text:p>6.237</text:p>
          </table:table-cell>
          <table:table-cell office:value-type="float" office:value="18.8604" calcext:value-type="float">
            <text:p>18.8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818" calcext:value-type="float">
            <text:p>21.7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27" calcext:value-type="float">
            <text:p>27.7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006" calcext:value-type="float">
            <text:p>13.6006</text:p>
          </table:table-cell>
          <table:table-cell office:value-type="float" office:value="0.4621" calcext:value-type="float">
            <text:p>0.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241" calcext:value-type="float">
            <text:p>65.124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4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1353" calcext:value-type="float">
            <text:p>65.135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786809.19" calcext:value-type="float">
            <text:p>28786809.1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12" calcext:value-type="float">
            <text:p>6.2212</text:p>
          </table:table-cell>
          <table:table-cell office:value-type="float" office:value="18.864" calcext:value-type="float">
            <text:p>18.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821" calcext:value-type="float">
            <text:p>21.7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621" calcext:value-type="float">
            <text:p>27.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083" calcext:value-type="float">
            <text:p>13.6083</text:p>
          </table:table-cell>
          <table:table-cell office:value-type="float" office:value="0.4543" calcext:value-type="float">
            <text:p>0.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379" calcext:value-type="float">
            <text:p>65.1379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1739" calcext:value-type="float">
            <text:p>65.173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769790.33" calcext:value-type="float">
            <text:p>28769790.3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1997" calcext:value-type="float">
            <text:p>6.1997</text:p>
          </table:table-cell>
          <table:table-cell office:value-type="float" office:value="18.8805" calcext:value-type="float">
            <text:p>18.8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992" calcext:value-type="float">
            <text:p>21.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535" calcext:value-type="float">
            <text:p>27.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74" calcext:value-type="float">
            <text:p>13.6574</text:p>
          </table:table-cell>
          <table:table-cell office:value-type="float" office:value="0.4563" calcext:value-type="float">
            <text:p>0.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764" calcext:value-type="float">
            <text:p>65.176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6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2483" calcext:value-type="float">
            <text:p>65.248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736972.52" calcext:value-type="float">
            <text:p>28736972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22" calcext:value-type="float">
            <text:p>6.2322</text:p>
          </table:table-cell>
          <table:table-cell office:value-type="float" office:value="18.8672" calcext:value-type="float">
            <text:p>18.8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717" calcext:value-type="float">
            <text:p>21.7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298" calcext:value-type="float">
            <text:p>27.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0.4639" calcext:value-type="float">
            <text:p>0.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508" calcext:value-type="float">
            <text:p>65.250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7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2736" calcext:value-type="float">
            <text:p>65.273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725854.33" calcext:value-type="float">
            <text:p>28725854.3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45" calcext:value-type="float">
            <text:p>6.2445</text:p>
          </table:table-cell>
          <table:table-cell office:value-type="float" office:value="18.8496" calcext:value-type="float">
            <text:p>18.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64" calcext:value-type="float">
            <text:p>21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523" calcext:value-type="float">
            <text:p>27.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796" calcext:value-type="float">
            <text:p>13.5796</text:p>
          </table:table-cell>
          <table:table-cell office:value-type="float" office:value="0.4569" calcext:value-type="float">
            <text:p>0.4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761" calcext:value-type="float">
            <text:p>65.276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8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5298" calcext:value-type="float">
            <text:p>65.529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613530.32" calcext:value-type="float">
            <text:p>28613530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39" calcext:value-type="float">
            <text:p>6.2139</text:p>
          </table:table-cell>
          <table:table-cell office:value-type="float" office:value="18.8584" calcext:value-type="float">
            <text:p>18.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04" calcext:value-type="float">
            <text:p>21.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453" calcext:value-type="float">
            <text:p>28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215" calcext:value-type="float">
            <text:p>13.7215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323" calcext:value-type="float">
            <text:p>65.532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8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5501" calcext:value-type="float">
            <text:p>65.55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604664.29" calcext:value-type="float">
            <text:p>28604664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" calcext:value-type="float">
            <text:p>6.21</text:p>
          </table:table-cell>
          <table:table-cell office:value-type="float" office:value="18.9095" calcext:value-type="float">
            <text:p>18.9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105" calcext:value-type="float">
            <text:p>22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254" calcext:value-type="float">
            <text:p>27.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44" calcext:value-type="float">
            <text:p>13.5644</text:p>
          </table:table-cell>
          <table:table-cell office:value-type="float" office:value="0.4543" calcext:value-type="float">
            <text:p>0.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526" calcext:value-type="float">
            <text:p>65.5526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90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8474" calcext:value-type="float">
            <text:p>65.847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475500.41" calcext:value-type="float">
            <text:p>28475500.4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02" calcext:value-type="float">
            <text:p>6.2302</text:p>
          </table:table-cell>
          <table:table-cell office:value-type="float" office:value="18.9137" calcext:value-type="float">
            <text:p>18.9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162" calcext:value-type="float">
            <text:p>22.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27" calcext:value-type="float">
            <text:p>28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1" calcext:value-type="float">
            <text:p>13.561</text:p>
          </table:table-cell>
          <table:table-cell office:value-type="float" office:value="0.4535" calcext:value-type="float">
            <text:p>0.4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5" calcext:value-type="float">
            <text:p>65.8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8" calcext:value-type="float">
            <text:p>8</text:p>
          </table:table-cell>
          <table:table-cell table:formula="of:=[.E91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.9253" calcext:value-type="float">
            <text:p>65.925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441877.64" calcext:value-type="float">
            <text:p>28441877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87" calcext:value-type="float">
            <text:p>6.2387</text:p>
          </table:table-cell>
          <table:table-cell office:value-type="float" office:value="18.9614" calcext:value-type="float">
            <text:p>18.9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282" calcext:value-type="float">
            <text:p>22.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894" calcext:value-type="float">
            <text:p>28.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61" calcext:value-type="float">
            <text:p>13.6761</text:p>
          </table:table-cell>
          <table:table-cell office:value-type="float" office:value="0.4579" calcext:value-type="float">
            <text:p>0.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278" calcext:value-type="float">
            <text:p>65.927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2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2182" calcext:value-type="float">
            <text:p>76.21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600938.62" calcext:value-type="float">
            <text:p>24600938.6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619" calcext:value-type="float">
            <text:p>96619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44" calcext:value-type="float">
            <text:p>6.2244</text:p>
          </table:table-cell>
          <table:table-cell office:value-type="float" office:value="18.3804" calcext:value-type="float">
            <text:p>18.3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823" calcext:value-type="float">
            <text:p>21.6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821" calcext:value-type="float">
            <text:p>33.2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647" calcext:value-type="float">
            <text:p>18.4647</text:p>
          </table:table-cell>
          <table:table-cell office:value-type="float" office:value="0.4481" calcext:value-type="float">
            <text:p>0.4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211" calcext:value-type="float">
            <text:p>76.221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3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2587" calcext:value-type="float">
            <text:p>76.25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587854.04" calcext:value-type="float">
            <text:p>24587854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5" calcext:value-type="float">
            <text:p>6.2375</text:p>
          </table:table-cell>
          <table:table-cell office:value-type="float" office:value="18.2587" calcext:value-type="float">
            <text:p>18.2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011" calcext:value-type="float">
            <text:p>22.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85" calcext:value-type="float">
            <text:p>33.3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52" calcext:value-type="float">
            <text:p>18.6952</text:p>
          </table:table-cell>
          <table:table-cell office:value-type="float" office:value="0.4501" calcext:value-type="float">
            <text:p>0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617" calcext:value-type="float">
            <text:p>76.261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4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2668" calcext:value-type="float">
            <text:p>76.266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585243.63" calcext:value-type="float">
            <text:p>24585243.6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76" calcext:value-type="float">
            <text:p>9657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47" calcext:value-type="float">
            <text:p>6.2347</text:p>
          </table:table-cell>
          <table:table-cell office:value-type="float" office:value="18.3805" calcext:value-type="float">
            <text:p>18.3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748" calcext:value-type="float">
            <text:p>21.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54" calcext:value-type="float">
            <text:p>33.3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618" calcext:value-type="float">
            <text:p>18.2618</text:p>
          </table:table-cell>
          <table:table-cell office:value-type="float" office:value="0.4534" calcext:value-type="float">
            <text:p>0.4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698" calcext:value-type="float">
            <text:p>76.2698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5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3294" calcext:value-type="float">
            <text:p>76.329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565087.95" calcext:value-type="float">
            <text:p>24565087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44" calcext:value-type="float">
            <text:p>9654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84" calcext:value-type="float">
            <text:p>6.2184</text:p>
          </table:table-cell>
          <table:table-cell office:value-type="float" office:value="18.3673" calcext:value-type="float">
            <text:p>18.3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174" calcext:value-type="float">
            <text:p>21.6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384" calcext:value-type="float">
            <text:p>33.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578" calcext:value-type="float">
            <text:p>18.4578</text:p>
          </table:table-cell>
          <table:table-cell office:value-type="float" office:value="0.4475" calcext:value-type="float">
            <text:p>0.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324" calcext:value-type="float">
            <text:p>76.332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6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4371" calcext:value-type="float">
            <text:p>76.437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530486.62" calcext:value-type="float">
            <text:p>24530486.6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705" calcext:value-type="float">
            <text:p>9670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26" calcext:value-type="float">
            <text:p>6.2526</text:p>
          </table:table-cell>
          <table:table-cell office:value-type="float" office:value="18.403" calcext:value-type="float">
            <text:p>18.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47" calcext:value-type="float">
            <text:p>21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05" calcext:value-type="float">
            <text:p>33.4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155" calcext:value-type="float">
            <text:p>18.6155</text:p>
          </table:table-cell>
          <table:table-cell office:value-type="float" office:value="0.4491" calcext:value-type="float">
            <text:p>0.4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7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5063" calcext:value-type="float">
            <text:p>76.506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508303.25" calcext:value-type="float">
            <text:p>24508303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4" calcext:value-type="float">
            <text:p>9653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85" calcext:value-type="float">
            <text:p>6.2285</text:p>
          </table:table-cell>
          <table:table-cell office:value-type="float" office:value="18.3715" calcext:value-type="float">
            <text:p>18.3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908" calcext:value-type="float">
            <text:p>21.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013" calcext:value-type="float">
            <text:p>33.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938" calcext:value-type="float">
            <text:p>19.3938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092" calcext:value-type="float">
            <text:p>76.5092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8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5797" calcext:value-type="float">
            <text:p>76.579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484802.97" calcext:value-type="float">
            <text:p>24484802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6" calcext:value-type="float">
            <text:p>9653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19" calcext:value-type="float">
            <text:p>6.2119</text:p>
          </table:table-cell>
          <table:table-cell office:value-type="float" office:value="18.5408" calcext:value-type="float">
            <text:p>18.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513" calcext:value-type="float">
            <text:p>21.6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416" calcext:value-type="float">
            <text:p>33.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48" calcext:value-type="float">
            <text:p>18.6648</text:p>
          </table:table-cell>
          <table:table-cell office:value-type="float" office:value="0.4573" calcext:value-type="float">
            <text:p>0.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827" calcext:value-type="float">
            <text:p>76.5827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9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6965" calcext:value-type="float">
            <text:p>76.696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447501.39" calcext:value-type="float">
            <text:p>24447501.3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877" calcext:value-type="float">
            <text:p>9687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35" calcext:value-type="float">
            <text:p>6.2435</text:p>
          </table:table-cell>
          <table:table-cell office:value-type="float" office:value="18.4128" calcext:value-type="float">
            <text:p>18.4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993" calcext:value-type="float">
            <text:p>21.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28" calcext:value-type="float">
            <text:p>33.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097" calcext:value-type="float">
            <text:p>18.7097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995" calcext:value-type="float">
            <text:p>76.6995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100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8723" calcext:value-type="float">
            <text:p>76.872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391606.15" calcext:value-type="float">
            <text:p>24391606.1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55" calcext:value-type="float">
            <text:p>9655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09" calcext:value-type="float">
            <text:p>6.2209</text:p>
          </table:table-cell>
          <table:table-cell office:value-type="float" office:value="18.3589" calcext:value-type="float">
            <text:p>18.3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649" calcext:value-type="float">
            <text:p>21.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99" calcext:value-type="float">
            <text:p>33.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895" calcext:value-type="float">
            <text:p>20.4895</text:p>
          </table:table-cell>
          <table:table-cell office:value-type="float" office:value="0.4428" calcext:value-type="float">
            <text:p>0.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753" calcext:value-type="float">
            <text:p>76.8753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4" calcext:value-type="float">
            <text:p>4</text:p>
          </table:table-cell>
          <table:table-cell table:formula="of:=[.E101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0431" calcext:value-type="float">
            <text:p>77.043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337514.02" calcext:value-type="float">
            <text:p>24337514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7221" calcext:value-type="float">
            <text:p>9722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15" calcext:value-type="float">
            <text:p>6.2215</text:p>
          </table:table-cell>
          <table:table-cell office:value-type="float" office:value="18.4275" calcext:value-type="float">
            <text:p>18.4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409" calcext:value-type="float">
            <text:p>22.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45" calcext:value-type="float">
            <text:p>33.6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864" calcext:value-type="float">
            <text:p>18.3864</text:p>
          </table:table-cell>
          <table:table-cell office:value-type="float" office:value="0.4449" calcext:value-type="float">
            <text:p>0.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461" calcext:value-type="float">
            <text:p>77.046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02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6.8785" calcext:value-type="float">
            <text:p>66.878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036476.8" calcext:value-type="float">
            <text:p>28036476.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46" calcext:value-type="float">
            <text:p>6.2146</text:p>
          </table:table-cell>
          <table:table-cell office:value-type="float" office:value="19.3496" calcext:value-type="float">
            <text:p>19.3496</text:p>
          </table:table-cell>
          <table:table-cell office:value-type="float" office:value="0.3533" calcext:value-type="float">
            <text:p>0.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2" calcext:value-type="float">
            <text:p>21.81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1756" calcext:value-type="float">
            <text:p>28.1756</text:p>
          </table:table-cell>
          <table:table-cell office:value-type="float" office:value="9.9661" calcext:value-type="float">
            <text:p>9.9661</text:p>
          </table:table-cell>
          <table:table-cell office:value-type="float" office:value="0" calcext:value-type="float">
            <text:p>0</text:p>
          </table:table-cell>
          <table:table-cell office:value-type="float" office:value="8.8859" calcext:value-type="float">
            <text:p>8.8859</text:p>
          </table:table-cell>
          <table:table-cell office:value-type="float" office:value="0.4581" calcext:value-type="float">
            <text:p>0.4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811" calcext:value-type="float">
            <text:p>66.881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03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6.9091" calcext:value-type="float">
            <text:p>66.909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023659.3" calcext:value-type="float">
            <text:p>28023659.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99" calcext:value-type="float">
            <text:p>6.2299</text:p>
          </table:table-cell>
          <table:table-cell office:value-type="float" office:value="19.2564" calcext:value-type="float">
            <text:p>19.2564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222" calcext:value-type="float">
            <text:p>21.822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3897" calcext:value-type="float">
            <text:p>28.3897</text:p>
          </table:table-cell>
          <table:table-cell office:value-type="float" office:value="9.9473" calcext:value-type="float">
            <text:p>9.9473</text:p>
          </table:table-cell>
          <table:table-cell office:value-type="float" office:value="0" calcext:value-type="float">
            <text:p>0</text:p>
          </table:table-cell>
          <table:table-cell office:value-type="float" office:value="8.4085" calcext:value-type="float">
            <text:p>8.4085</text:p>
          </table:table-cell>
          <table:table-cell office:value-type="float" office:value="0.4645" calcext:value-type="float">
            <text:p>0.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117" calcext:value-type="float">
            <text:p>66.911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04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6.9389" calcext:value-type="float">
            <text:p>66.938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011179.07" calcext:value-type="float">
            <text:p>28011179.0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198" calcext:value-type="float">
            <text:p>6.198</text:p>
          </table:table-cell>
          <table:table-cell office:value-type="float" office:value="19.3561" calcext:value-type="float">
            <text:p>19.3561</text:p>
          </table:table-cell>
          <table:table-cell office:value-type="float" office:value="0.3545" calcext:value-type="float">
            <text:p>0.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31" calcext:value-type="float">
            <text:p>21.793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2545" calcext:value-type="float">
            <text:p>28.2545</text:p>
          </table:table-cell>
          <table:table-cell office:value-type="float" office:value="9.9657" calcext:value-type="float">
            <text:p>9.9657</text:p>
          </table:table-cell>
          <table:table-cell office:value-type="float" office:value="0" calcext:value-type="float">
            <text:p>0</text:p>
          </table:table-cell>
          <table:table-cell office:value-type="float" office:value="8.8675" calcext:value-type="float">
            <text:p>8.8675</text:p>
          </table:table-cell>
          <table:table-cell office:value-type="float" office:value="0.4595" calcext:value-type="float">
            <text:p>0.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415" calcext:value-type="float">
            <text:p>66.941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0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6.9592" calcext:value-type="float">
            <text:p>66.959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002689.02" calcext:value-type="float">
            <text:p>28002689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37" calcext:value-type="float">
            <text:p>6.2137</text:p>
          </table:table-cell>
          <table:table-cell office:value-type="float" office:value="19.2706" calcext:value-type="float">
            <text:p>19.2706</text:p>
          </table:table-cell>
          <table:table-cell office:value-type="float" office:value="0.3523" calcext:value-type="float">
            <text:p>0.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76" calcext:value-type="float">
            <text:p>21.837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28.359" calcext:value-type="float">
            <text:p>28.359</text:p>
          </table:table-cell>
          <table:table-cell office:value-type="float" office:value="9.9437" calcext:value-type="float">
            <text:p>9.9437</text:p>
          </table:table-cell>
          <table:table-cell office:value-type="float" office:value="0" calcext:value-type="float">
            <text:p>0</text:p>
          </table:table-cell>
          <table:table-cell office:value-type="float" office:value="8.4364" calcext:value-type="float">
            <text:p>8.4364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618" calcext:value-type="float">
            <text:p>66.961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06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0756" calcext:value-type="float">
            <text:p>67.075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954119.44" calcext:value-type="float">
            <text:p>27954119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54" calcext:value-type="float">
            <text:p>6.2354</text:p>
          </table:table-cell>
          <table:table-cell office:value-type="float" office:value="19.2802" calcext:value-type="float">
            <text:p>19.2802</text:p>
          </table:table-cell>
          <table:table-cell office:value-type="float" office:value="0.3503" calcext:value-type="float">
            <text:p>0.3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16" calcext:value-type="float">
            <text:p>21.811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7237" calcext:value-type="float">
            <text:p>28.7237</text:p>
          </table:table-cell>
          <table:table-cell office:value-type="float" office:value="9.8886" calcext:value-type="float">
            <text:p>9.8886</text:p>
          </table:table-cell>
          <table:table-cell office:value-type="float" office:value="0" calcext:value-type="float">
            <text:p>0</text:p>
          </table:table-cell>
          <table:table-cell office:value-type="float" office:value="8.3073" calcext:value-type="float">
            <text:p>8.3073</text:p>
          </table:table-cell>
          <table:table-cell office:value-type="float" office:value="0.4321" calcext:value-type="float">
            <text:p>0.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782" calcext:value-type="float">
            <text:p>67.078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07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091" calcext:value-type="float">
            <text:p>67.09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947677.89" calcext:value-type="float">
            <text:p>27947677.8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85" calcext:value-type="float">
            <text:p>6.2485</text:p>
          </table:table-cell>
          <table:table-cell office:value-type="float" office:value="19.2551" calcext:value-type="float">
            <text:p>19.2551</text:p>
          </table:table-cell>
          <table:table-cell office:value-type="float" office:value="0.3483" calcext:value-type="float">
            <text:p>0.3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503" calcext:value-type="float">
            <text:p>22.050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4169" calcext:value-type="float">
            <text:p>28.4169</text:p>
          </table:table-cell>
          <table:table-cell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  <table:table-cell office:value-type="float" office:value="8.4502" calcext:value-type="float">
            <text:p>8.4502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936" calcext:value-type="float">
            <text:p>67.093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0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0927" calcext:value-type="float">
            <text:p>67.092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947004.32" calcext:value-type="float">
            <text:p>27947004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67" calcext:value-type="float">
            <text:p>6.2567</text:p>
          </table:table-cell>
          <table:table-cell office:value-type="float" office:value="19.3342" calcext:value-type="float">
            <text:p>19.3342</text:p>
          </table:table-cell>
          <table:table-cell office:value-type="float" office:value="0.3492" calcext:value-type="float">
            <text:p>0.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51" calcext:value-type="float">
            <text:p>21.845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3022" calcext:value-type="float">
            <text:p>28.3022</text:p>
          </table:table-cell>
          <table:table-cell office:value-type="float" office:value="9.9947" calcext:value-type="float">
            <text:p>9.9947</text:p>
          </table:table-cell>
          <table:table-cell office:value-type="float" office:value="0" calcext:value-type="float">
            <text:p>0</text:p>
          </table:table-cell>
          <table:table-cell office:value-type="float" office:value="8.8821" calcext:value-type="float">
            <text:p>8.8821</text:p>
          </table:table-cell>
          <table:table-cell office:value-type="float" office:value="0.4609" calcext:value-type="float">
            <text:p>0.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953" calcext:value-type="float">
            <text:p>67.095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09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0977" calcext:value-type="float">
            <text:p>67.097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944893.44" calcext:value-type="float">
            <text:p>27944893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8" calcext:value-type="float">
            <text:p>6.2458</text:p>
          </table:table-cell>
          <table:table-cell office:value-type="float" office:value="19.2937" calcext:value-type="float">
            <text:p>19.2937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67" calcext:value-type="float">
            <text:p>21.836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office:value-type="float" office:value="28.7214" calcext:value-type="float">
            <text:p>28.7214</text:p>
          </table:table-cell>
          <table:table-cell office:value-type="float" office:value="9.9065" calcext:value-type="float">
            <text:p>9.9065</text:p>
          </table:table-cell>
          <table:table-cell office:value-type="float" office:value="0" calcext:value-type="float">
            <text:p>0</text:p>
          </table:table-cell>
          <table:table-cell office:value-type="float" office:value="8.3345" calcext:value-type="float">
            <text:p>8.3345</text:p>
          </table:table-cell>
          <table:table-cell office:value-type="float" office:value="0.4477" calcext:value-type="float">
            <text:p>0.4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003" calcext:value-type="float">
            <text:p>67.100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10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154" calcext:value-type="float">
            <text:p>67.1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921461.5" calcext:value-type="float">
            <text:p>27921461.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58" calcext:value-type="float">
            <text:p>6.2158</text:p>
          </table:table-cell>
          <table:table-cell office:value-type="float" office:value="19.2926" calcext:value-type="float">
            <text:p>19.2926</text:p>
          </table:table-cell>
          <table:table-cell office:value-type="float" office:value="0.3451" calcext:value-type="float">
            <text:p>0.3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69" calcext:value-type="float">
            <text:p>22.06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7232" calcext:value-type="float">
            <text:p>28.7232</text:p>
          </table:table-cell>
          <table:table-cell office:value-type="float" office:value="9.9665" calcext:value-type="float">
            <text:p>9.9665</text:p>
          </table:table-cell>
          <table:table-cell office:value-type="float" office:value="0" calcext:value-type="float">
            <text:p>0</text:p>
          </table:table-cell>
          <table:table-cell office:value-type="float" office:value="8.3367" calcext:value-type="float">
            <text:p>8.3367</text:p>
          </table:table-cell>
          <table:table-cell office:value-type="float" office:value="0.4673" calcext:value-type="float">
            <text:p>0.4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566" calcext:value-type="float">
            <text:p>67.156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11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2213" calcext:value-type="float">
            <text:p>67.221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93501.55" calcext:value-type="float">
            <text:p>27893501.5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91" calcext:value-type="float">
            <text:p>6.2691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0.3415" calcext:value-type="float">
            <text:p>0.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38" calcext:value-type="float">
            <text:p>21.9338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0818" calcext:value-type="float">
            <text:p>28.0818</text:p>
          </table:table-cell>
          <table:table-cell office:value-type="float" office:value="10.1495" calcext:value-type="float">
            <text:p>10.1495</text:p>
          </table:table-cell>
          <table:table-cell office:value-type="float" office:value="0" calcext:value-type="float">
            <text:p>0</text:p>
          </table:table-cell>
          <table:table-cell office:value-type="float" office:value="8.847" calcext:value-type="float">
            <text:p>8.847</text:p>
          </table:table-cell>
          <table:table-cell office:value-type="float" office:value="0.4596" calcext:value-type="float">
            <text:p>0.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239" calcext:value-type="float">
            <text:p>67.223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12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2724" calcext:value-type="float">
            <text:p>67.272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72328.21" calcext:value-type="float">
            <text:p>27872328.2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6" calcext:value-type="float">
            <text:p>6.2506</text:p>
          </table:table-cell>
          <table:table-cell office:value-type="float" office:value="19.3162" calcext:value-type="float">
            <text:p>19.3162</text:p>
          </table:table-cell>
          <table:table-cell office:value-type="float" office:value="0.3417" calcext:value-type="float">
            <text:p>0.3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171" calcext:value-type="float">
            <text:p>21.917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3968" calcext:value-type="float">
            <text:p>28.3968</text:p>
          </table:table-cell>
          <table:table-cell office:value-type="float" office:value="10.1436" calcext:value-type="float">
            <text:p>10.1436</text:p>
          </table:table-cell>
          <table:table-cell office:value-type="float" office:value="0" calcext:value-type="float">
            <text:p>0</text:p>
          </table:table-cell>
          <table:table-cell office:value-type="float" office:value="8.4543" calcext:value-type="float">
            <text:p>8.4543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75" calcext:value-type="float">
            <text:p>67.27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13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274" calcext:value-type="float">
            <text:p>67.27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71677.74" calcext:value-type="float">
            <text:p>27871677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32" calcext:value-type="float">
            <text:p>6.2532</text:p>
          </table:table-cell>
          <table:table-cell office:value-type="float" office:value="19.2833" calcext:value-type="float">
            <text:p>19.2833</text:p>
          </table:table-cell>
          <table:table-cell office:value-type="float" office:value="0.3462" calcext:value-type="float">
            <text:p>0.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84" calcext:value-type="float">
            <text:p>21.748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9.2153" calcext:value-type="float">
            <text:p>29.2153</text:p>
          </table:table-cell>
          <table:table-cell office:value-type="float" office:value="9.9773" calcext:value-type="float">
            <text:p>9.9773</text:p>
          </table:table-cell>
          <table:table-cell office:value-type="float" office:value="0" calcext:value-type="float">
            <text:p>0</text:p>
          </table:table-cell>
          <table:table-cell office:value-type="float" office:value="8.2748" calcext:value-type="float">
            <text:p>8.2748</text:p>
          </table:table-cell>
          <table:table-cell office:value-type="float" office:value="0.4142" calcext:value-type="float">
            <text:p>0.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766" calcext:value-type="float">
            <text:p>67.276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14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3071" calcext:value-type="float">
            <text:p>67.307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57942.57" calcext:value-type="float">
            <text:p>27857942.5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41" calcext:value-type="float">
            <text:p>6.2341</text:p>
          </table:table-cell>
          <table:table-cell office:value-type="float" office:value="19.2632" calcext:value-type="float">
            <text:p>19.2632</text:p>
          </table:table-cell>
          <table:table-cell office:value-type="float" office:value="0.3454" calcext:value-type="float">
            <text:p>0.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712" calcext:value-type="float">
            <text:p>21.771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9.1643" calcext:value-type="float">
            <text:p>29.1643</text:p>
          </table:table-cell>
          <table:table-cell office:value-type="float" office:value="9.9882" calcext:value-type="float">
            <text:p>9.9882</text:p>
          </table:table-cell>
          <table:table-cell office:value-type="float" office:value="0" calcext:value-type="float">
            <text:p>0</text:p>
          </table:table-cell>
          <table:table-cell office:value-type="float" office:value="8.2815" calcext:value-type="float">
            <text:p>8.2815</text:p>
          </table:table-cell>
          <table:table-cell office:value-type="float" office:value="0.4311" calcext:value-type="float">
            <text:p>0.4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098" calcext:value-type="float">
            <text:p>67.309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1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3463" calcext:value-type="float">
            <text:p>67.346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41732.79" calcext:value-type="float">
            <text:p>27841732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467" calcext:value-type="float">
            <text:p>6.4467</text:p>
          </table:table-cell>
          <table:table-cell office:value-type="float" office:value="19.3782" calcext:value-type="float">
            <text:p>19.3782</text:p>
          </table:table-cell>
          <table:table-cell office:value-type="float" office:value="0.3192" calcext:value-type="float">
            <text:p>0.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33" calcext:value-type="float">
            <text:p>22.033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28.0424" calcext:value-type="float">
            <text:p>28.0424</text:p>
          </table:table-cell>
          <table:table-cell office:value-type="float" office:value="10.2344" calcext:value-type="float">
            <text:p>10.2344</text:p>
          </table:table-cell>
          <table:table-cell office:value-type="float" office:value="0" calcext:value-type="float">
            <text:p>0</text:p>
          </table:table-cell>
          <table:table-cell office:value-type="float" office:value="8.8531" calcext:value-type="float">
            <text:p>8.8531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489" calcext:value-type="float">
            <text:p>67.348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1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3522" calcext:value-type="float">
            <text:p>67.352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39328.6" calcext:value-type="float">
            <text:p>27839328.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7" calcext:value-type="float">
            <text:p>6.267</text:p>
          </table:table-cell>
          <table:table-cell office:value-type="float" office:value="19.3144" calcext:value-type="float">
            <text:p>19.3144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32" calcext:value-type="float">
            <text:p>21.933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6491" calcext:value-type="float">
            <text:p>28.6491</text:p>
          </table:table-cell>
          <table:table-cell office:value-type="float" office:value="10.1019" calcext:value-type="float">
            <text:p>10.1019</text:p>
          </table:table-cell>
          <table:table-cell office:value-type="float" office:value="0" calcext:value-type="float">
            <text:p>0</text:p>
          </table:table-cell>
          <table:table-cell office:value-type="float" office:value="8.3537" calcext:value-type="float">
            <text:p>8.3537</text:p>
          </table:table-cell>
          <table:table-cell office:value-type="float" office:value="0.4419" calcext:value-type="float">
            <text:p>0.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548" calcext:value-type="float">
            <text:p>67.354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1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3685" calcext:value-type="float">
            <text:p>67.368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32579.98" calcext:value-type="float">
            <text:p>27832579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426" calcext:value-type="float">
            <text:p>6.4426</text:p>
          </table:table-cell>
          <table:table-cell office:value-type="float" office:value="19.2951" calcext:value-type="float">
            <text:p>19.2951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434" calcext:value-type="float">
            <text:p>22.043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2179" calcext:value-type="float">
            <text:p>28.2179</text:p>
          </table:table-cell>
          <table:table-cell office:value-type="float" office:value="10.215" calcext:value-type="float">
            <text:p>10.215</text:p>
          </table:table-cell>
          <table:table-cell office:value-type="float" office:value="0" calcext:value-type="float">
            <text:p>0</text:p>
          </table:table-cell>
          <table:table-cell office:value-type="float" office:value="8.4097" calcext:value-type="float">
            <text:p>8.4097</text:p>
          </table:table-cell>
          <table:table-cell office:value-type="float" office:value="0.4626" calcext:value-type="float">
            <text:p>0.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711" calcext:value-type="float">
            <text:p>67.371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18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4221" calcext:value-type="float">
            <text:p>67.422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10463.21" calcext:value-type="float">
            <text:p>27810463.2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991" calcext:value-type="float">
            <text:p>6.2991</text:p>
          </table:table-cell>
          <table:table-cell office:value-type="float" office:value="19.3038" calcext:value-type="float">
            <text:p>19.3038</text:p>
          </table:table-cell>
          <table:table-cell office:value-type="float" office:value="0.3308" calcext:value-type="float">
            <text:p>0.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189" calcext:value-type="float">
            <text:p>22.018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3257" calcext:value-type="float">
            <text:p>28.3257</text:p>
          </table:table-cell>
          <table:table-cell office:value-type="float" office:value="10.2043" calcext:value-type="float">
            <text:p>10.2043</text:p>
          </table:table-cell>
          <table:table-cell office:value-type="float" office:value="0" calcext:value-type="float">
            <text:p>0</text:p>
          </table:table-cell>
          <table:table-cell office:value-type="float" office:value="8.427" calcext:value-type="float">
            <text:p>8.427</text:p>
          </table:table-cell>
          <table:table-cell office:value-type="float" office:value="0.4821" calcext:value-type="float">
            <text:p>0.4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247" calcext:value-type="float">
            <text:p>67.424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19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4254" calcext:value-type="float">
            <text:p>67.42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09071.56" calcext:value-type="float">
            <text:p>27809071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04" calcext:value-type="float">
            <text:p>6.2304</text:p>
          </table:table-cell>
          <table:table-cell office:value-type="float" office:value="19.3505" calcext:value-type="float">
            <text:p>19.3505</text:p>
          </table:table-cell>
          <table:table-cell office:value-type="float" office:value="0.3547" calcext:value-type="float">
            <text:p>0.3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99" calcext:value-type="float">
            <text:p>21.7999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28.3693" calcext:value-type="float">
            <text:p>28.3693</text:p>
          </table:table-cell>
          <table:table-cell office:value-type="float" office:value="9.9456" calcext:value-type="float">
            <text:p>9.9456</text:p>
          </table:table-cell>
          <table:table-cell office:value-type="float" office:value="0" calcext:value-type="float">
            <text:p>0</text:p>
          </table:table-cell>
          <table:table-cell office:value-type="float" office:value="9.5401" calcext:value-type="float">
            <text:p>9.5401</text:p>
          </table:table-cell>
          <table:table-cell office:value-type="float" office:value="0.4745" calcext:value-type="float">
            <text:p>0.4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28" calcext:value-type="float">
            <text:p>67.42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20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4417" calcext:value-type="float">
            <text:p>67.44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02374.7" calcext:value-type="float">
            <text:p>27802374.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63" calcext:value-type="float">
            <text:p>6.2563</text:p>
          </table:table-cell>
          <table:table-cell office:value-type="float" office:value="19.2562" calcext:value-type="float">
            <text:p>19.2562</text:p>
          </table:table-cell>
          <table:table-cell office:value-type="float" office:value="0.3417" calcext:value-type="float">
            <text:p>0.3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75" calcext:value-type="float">
            <text:p>21.797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9.1704" calcext:value-type="float">
            <text:p>29.1704</text:p>
          </table:table-cell>
          <table:table-cell office:value-type="float" office:value="10.0573" calcext:value-type="float">
            <text:p>10.0573</text:p>
          </table:table-cell>
          <table:table-cell office:value-type="float" office:value="0" calcext:value-type="float">
            <text:p>0</text:p>
          </table:table-cell>
          <table:table-cell office:value-type="float" office:value="8.2777" calcext:value-type="float">
            <text:p>8.2777</text:p>
          </table:table-cell>
          <table:table-cell office:value-type="float" office:value="0.4154" calcext:value-type="float">
            <text:p>0.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443" calcext:value-type="float">
            <text:p>67.444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21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4604" calcext:value-type="float">
            <text:p>67.460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94674.07" calcext:value-type="float">
            <text:p>27794674.0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3099" calcext:value-type="float">
            <text:p>6.3099</text:p>
          </table:table-cell>
          <table:table-cell office:value-type="float" office:value="19.3648" calcext:value-type="float">
            <text:p>19.3648</text:p>
          </table:table-cell>
          <table:table-cell office:value-type="float" office:value="0.3339" calcext:value-type="float">
            <text:p>0.3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853" calcext:value-type="float">
            <text:p>21.9853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2388" calcext:value-type="float">
            <text:p>28.2388</text:p>
          </table:table-cell>
          <table:table-cell office:value-type="float" office:value="10.2368" calcext:value-type="float">
            <text:p>10.2368</text:p>
          </table:table-cell>
          <table:table-cell office:value-type="float" office:value="0" calcext:value-type="float">
            <text:p>0</text:p>
          </table:table-cell>
          <table:table-cell office:value-type="float" office:value="8.8536" calcext:value-type="float">
            <text:p>8.8536</text:p>
          </table:table-cell>
          <table:table-cell office:value-type="float" office:value="0.4738" calcext:value-type="float">
            <text:p>0.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63" calcext:value-type="float">
            <text:p>67.46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22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497" calcext:value-type="float">
            <text:p>67.49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79598.39" calcext:value-type="float">
            <text:p>27779598.3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526" calcext:value-type="float">
            <text:p>6.9526</text:p>
          </table:table-cell>
          <table:table-cell office:value-type="float" office:value="19.2806" calcext:value-type="float">
            <text:p>19.2806</text:p>
          </table:table-cell>
          <table:table-cell office:value-type="float" office:value="0.2963" calcext:value-type="float">
            <text:p>0.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832" calcext:value-type="float">
            <text:p>22.183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28.1543" calcext:value-type="float">
            <text:p>28.1543</text:p>
          </table:table-cell>
          <table:table-cell office:value-type="float" office:value="10.2048" calcext:value-type="float">
            <text:p>10.2048</text:p>
          </table:table-cell>
          <table:table-cell office:value-type="float" office:value="0" calcext:value-type="float">
            <text:p>0</text:p>
          </table:table-cell>
          <table:table-cell office:value-type="float" office:value="8.3867" calcext:value-type="float">
            <text:p>8.3867</text:p>
          </table:table-cell>
          <table:table-cell office:value-type="float" office:value="0.4647" calcext:value-type="float">
            <text:p>0.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996" calcext:value-type="float">
            <text:p>67.499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2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5132" calcext:value-type="float">
            <text:p>67.513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72931.76" calcext:value-type="float">
            <text:p>27772931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319" calcext:value-type="float">
            <text:p>6.4319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0.3114" calcext:value-type="float">
            <text:p>0.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683" calcext:value-type="float">
            <text:p>22.068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7.8513" calcext:value-type="float">
            <text:p>27.8513</text:p>
          </table:table-cell>
          <table:table-cell office:value-type="float" office:value="10.1591" calcext:value-type="float">
            <text:p>10.1591</text:p>
          </table:table-cell>
          <table:table-cell office:value-type="float" office:value="0" calcext:value-type="float">
            <text:p>0</text:p>
          </table:table-cell>
          <table:table-cell office:value-type="float" office:value="8.3091" calcext:value-type="float">
            <text:p>8.3091</text:p>
          </table:table-cell>
          <table:table-cell office:value-type="float" office:value="0.4471" calcext:value-type="float">
            <text:p>0.4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158" calcext:value-type="float">
            <text:p>67.515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24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5248" calcext:value-type="float">
            <text:p>67.524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68163.15" calcext:value-type="float">
            <text:p>27768163.1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26" calcext:value-type="float">
            <text:p>6.2726</text:p>
          </table:table-cell>
          <table:table-cell office:value-type="float" office:value="19.3136" calcext:value-type="float">
            <text:p>19.3136</text:p>
          </table:table-cell>
          <table:table-cell office:value-type="float" office:value="0.3248" calcext:value-type="float">
            <text:p>0.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789" calcext:value-type="float">
            <text:p>21.97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6756" calcext:value-type="float">
            <text:p>28.6756</text:p>
          </table:table-cell>
          <table:table-cell office:value-type="float" office:value="10.1766" calcext:value-type="float">
            <text:p>10.1766</text:p>
          </table:table-cell>
          <table:table-cell office:value-type="float" office:value="0" calcext:value-type="float">
            <text:p>0</text:p>
          </table:table-cell>
          <table:table-cell office:value-type="float" office:value="8.3236" calcext:value-type="float">
            <text:p>8.323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274" calcext:value-type="float">
            <text:p>67.527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25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5696" calcext:value-type="float">
            <text:p>67.569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49749.83" calcext:value-type="float">
            <text:p>27749749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279" calcext:value-type="float">
            <text:p>6.9279</text:p>
          </table:table-cell>
          <table:table-cell office:value-type="float" office:value="19.3975" calcext:value-type="float">
            <text:p>19.3975</text:p>
          </table:table-cell>
          <table:table-cell office:value-type="float" office:value="0.2996" calcext:value-type="float">
            <text:p>0.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325" calcext:value-type="float">
            <text:p>22.3325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0491" calcext:value-type="float">
            <text:p>28.0491</text:p>
          </table:table-cell>
          <table:table-cell office:value-type="float" office:value="10.2288" calcext:value-type="float">
            <text:p>10.2288</text:p>
          </table:table-cell>
          <table:table-cell office:value-type="float" office:value="0" calcext:value-type="float">
            <text:p>0</text:p>
          </table:table-cell>
          <table:table-cell office:value-type="float" office:value="8.849" calcext:value-type="float">
            <text:p>8.849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722" calcext:value-type="float">
            <text:p>67.572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2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5775" calcext:value-type="float">
            <text:p>67.577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46484.45" calcext:value-type="float">
            <text:p>27746484.4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55" calcext:value-type="float">
            <text:p>6.2655</text:p>
          </table:table-cell>
          <table:table-cell office:value-type="float" office:value="19.2822" calcext:value-type="float">
            <text:p>19.2822</text:p>
          </table:table-cell>
          <table:table-cell office:value-type="float" office:value="0.3349" calcext:value-type="float">
            <text:p>0.3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816" calcext:value-type="float">
            <text:p>21.881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9.1034" calcext:value-type="float">
            <text:p>29.1034</text:p>
          </table:table-cell>
          <table:table-cell office:value-type="float" office:value="10.2044" calcext:value-type="float">
            <text:p>10.2044</text:p>
          </table:table-cell>
          <table:table-cell office:value-type="float" office:value="0" calcext:value-type="float">
            <text:p>0</text:p>
          </table:table-cell>
          <table:table-cell office:value-type="float" office:value="8.2826" calcext:value-type="float">
            <text:p>8.2826</text:p>
          </table:table-cell>
          <table:table-cell office:value-type="float" office:value="0.4143" calcext:value-type="float">
            <text:p>0.4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801" calcext:value-type="float">
            <text:p>67.580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27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597" calcext:value-type="float">
            <text:p>67.59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38481.54" calcext:value-type="float">
            <text:p>27738481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45" calcext:value-type="float">
            <text:p>6.2245</text:p>
          </table:table-cell>
          <table:table-cell office:value-type="float" office:value="19.3595" calcext:value-type="float">
            <text:p>19.3595</text:p>
          </table:table-cell>
          <table:table-cell office:value-type="float" office:value="0.3608" calcext:value-type="float">
            <text:p>0.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24" calcext:value-type="float">
            <text:p>21.7824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4145" calcext:value-type="float">
            <text:p>28.4145</text:p>
          </table:table-cell>
          <table:table-cell office:value-type="float" office:value="10.5975" calcext:value-type="float">
            <text:p>10.5975</text:p>
          </table:table-cell>
          <table:table-cell office:value-type="float" office:value="0" calcext:value-type="float">
            <text:p>0</text:p>
          </table:table-cell>
          <table:table-cell office:value-type="float" office:value="8.8612" calcext:value-type="float">
            <text:p>8.8612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996" calcext:value-type="float">
            <text:p>67.599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28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6012" calcext:value-type="float">
            <text:p>67.601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36780.74" calcext:value-type="float">
            <text:p>27736780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69" calcext:value-type="float">
            <text:p>6.2469</text:p>
          </table:table-cell>
          <table:table-cell office:value-type="float" office:value="19.3703" calcext:value-type="float">
            <text:p>19.3703</text:p>
          </table:table-cell>
          <table:table-cell office:value-type="float" office:value="0.3469" calcext:value-type="float">
            <text:p>0.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034" calcext:value-type="float">
            <text:p>21.8034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28.4902" calcext:value-type="float">
            <text:p>28.4902</text:p>
          </table:table-cell>
          <table:table-cell office:value-type="float" office:value="9.9669" calcext:value-type="float">
            <text:p>9.9669</text:p>
          </table:table-cell>
          <table:table-cell office:value-type="float" office:value="0" calcext:value-type="float">
            <text:p>0</text:p>
          </table:table-cell>
          <table:table-cell office:value-type="float" office:value="9.5445" calcext:value-type="float">
            <text:p>9.5445</text:p>
          </table:table-cell>
          <table:table-cell office:value-type="float" office:value="0.4554" calcext:value-type="float">
            <text:p>0.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038" calcext:value-type="float">
            <text:p>67.603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29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6064" calcext:value-type="float">
            <text:p>67.606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34614.52" calcext:value-type="float">
            <text:p>27734614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" calcext:value-type="float">
            <text:p>6.247</text:p>
          </table:table-cell>
          <table:table-cell office:value-type="float" office:value="19.3743" calcext:value-type="float">
            <text:p>19.3743</text:p>
          </table:table-cell>
          <table:table-cell office:value-type="float" office:value="0.3424" calcext:value-type="float">
            <text:p>0.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78" calcext:value-type="float">
            <text:p>21.7878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28.3005" calcext:value-type="float">
            <text:p>28.3005</text:p>
          </table:table-cell>
          <table:table-cell office:value-type="float" office:value="9.9748" calcext:value-type="float">
            <text:p>9.9748</text:p>
          </table:table-cell>
          <table:table-cell office:value-type="float" office:value="0" calcext:value-type="float">
            <text:p>0</text:p>
          </table:table-cell>
          <table:table-cell office:value-type="float" office:value="9.5988" calcext:value-type="float">
            <text:p>9.5988</text:p>
          </table:table-cell>
          <table:table-cell office:value-type="float" office:value="0.4686" calcext:value-type="float">
            <text:p>0.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091" calcext:value-type="float">
            <text:p>67.609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30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6261" calcext:value-type="float">
            <text:p>67.626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26539.73" calcext:value-type="float">
            <text:p>27726539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114" calcext:value-type="float">
            <text:p>6.9114</text:p>
          </table:table-cell>
          <table:table-cell office:value-type="float" office:value="19.3116" calcext:value-type="float">
            <text:p>19.3116</text:p>
          </table:table-cell>
          <table:table-cell office:value-type="float" office:value="0.2916" calcext:value-type="float">
            <text:p>0.2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804" calcext:value-type="float">
            <text:p>22.180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4926" calcext:value-type="float">
            <text:p>28.4926</text:p>
          </table:table-cell>
          <table:table-cell office:value-type="float" office:value="10.1755" calcext:value-type="float">
            <text:p>10.1755</text:p>
          </table:table-cell>
          <table:table-cell office:value-type="float" office:value="0" calcext:value-type="float">
            <text:p>0</text:p>
          </table:table-cell>
          <table:table-cell office:value-type="float" office:value="8.2963" calcext:value-type="float">
            <text:p>8.2963</text:p>
          </table:table-cell>
          <table:table-cell office:value-type="float" office:value="0.4465" calcext:value-type="float">
            <text:p>0.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287" calcext:value-type="float">
            <text:p>67.628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31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7447" calcext:value-type="float">
            <text:p>67.744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78026.54" calcext:value-type="float">
            <text:p>27678026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65" calcext:value-type="float">
            <text:p>6.2165</text:p>
          </table:table-cell>
          <table:table-cell office:value-type="float" office:value="19.2551" calcext:value-type="float">
            <text:p>19.2551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92" calcext:value-type="float">
            <text:p>21.799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28.6806" calcext:value-type="float">
            <text:p>28.6806</text:p>
          </table:table-cell>
          <table:table-cell office:value-type="float" office:value="10.5973" calcext:value-type="float">
            <text:p>10.5973</text:p>
          </table:table-cell>
          <table:table-cell office:value-type="float" office:value="0" calcext:value-type="float">
            <text:p>0</text:p>
          </table:table-cell>
          <table:table-cell office:value-type="float" office:value="8.427" calcext:value-type="float">
            <text:p>8.427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473" calcext:value-type="float">
            <text:p>67.747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32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8003" calcext:value-type="float">
            <text:p>67.800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55309.44" calcext:value-type="float">
            <text:p>27655309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378" calcext:value-type="float">
            <text:p>6.4378</text:p>
          </table:table-cell>
          <table:table-cell office:value-type="float" office:value="19.2948" calcext:value-type="float">
            <text:p>19.2948</text:p>
          </table:table-cell>
          <table:table-cell office:value-type="float" office:value="0.3067" calcext:value-type="float">
            <text:p>0.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161" calcext:value-type="float">
            <text:p>22.016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.1457" calcext:value-type="float">
            <text:p>29.1457</text:p>
          </table:table-cell>
          <table:table-cell office:value-type="float" office:value="10.2688" calcext:value-type="float">
            <text:p>10.2688</text:p>
          </table:table-cell>
          <table:table-cell office:value-type="float" office:value="0" calcext:value-type="float">
            <text:p>0</text:p>
          </table:table-cell>
          <table:table-cell office:value-type="float" office:value="8.2112" calcext:value-type="float">
            <text:p>8.2112</text:p>
          </table:table-cell>
          <table:table-cell office:value-type="float" office:value="0.4309" calcext:value-type="float">
            <text:p>0.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029" calcext:value-type="float">
            <text:p>67.802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33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8084" calcext:value-type="float">
            <text:p>67.808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52030.36" calcext:value-type="float">
            <text:p>27652030.3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3006" calcext:value-type="float">
            <text:p>6.3006</text:p>
          </table:table-cell>
          <table:table-cell office:value-type="float" office:value="19.3061" calcext:value-type="float">
            <text:p>19.3061</text:p>
          </table:table-cell>
          <table:table-cell office:value-type="float" office:value="0.3237" calcext:value-type="float">
            <text:p>0.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51" calcext:value-type="float">
            <text:p>21.95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.1682" calcext:value-type="float">
            <text:p>29.1682</text:p>
          </table:table-cell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  <table:table-cell office:value-type="float" office:value="8.2816" calcext:value-type="float">
            <text:p>8.2816</text:p>
          </table:table-cell>
          <table:table-cell office:value-type="float" office:value="0.4172" calcext:value-type="float">
            <text:p>0.4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11" calcext:value-type="float">
            <text:p>67.81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3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8237" calcext:value-type="float">
            <text:p>67.823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45784.33" calcext:value-type="float">
            <text:p>27645784.3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89" calcext:value-type="float">
            <text:p>6.2489</text:p>
          </table:table-cell>
          <table:table-cell office:value-type="float" office:value="19.395" calcext:value-type="float">
            <text:p>19.395</text:p>
          </table:table-cell>
          <table:table-cell office:value-type="float" office:value="0.3369" calcext:value-type="float">
            <text:p>0.3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22" calcext:value-type="float">
            <text:p>21.892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28.431" calcext:value-type="float">
            <text:p>28.431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office:value-type="float" office:value="9.558" calcext:value-type="float">
            <text:p>9.558</text:p>
          </table:table-cell>
          <table:table-cell office:value-type="float" office:value="0.4619" calcext:value-type="float">
            <text:p>0.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263" calcext:value-type="float">
            <text:p>67.826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35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8714" calcext:value-type="float">
            <text:p>67.871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26330.45" calcext:value-type="float">
            <text:p>27626330.4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971" calcext:value-type="float">
            <text:p>9.6971</text:p>
          </table:table-cell>
          <table:table-cell office:value-type="float" office:value="19.4081" calcext:value-type="float">
            <text:p>19.4081</text:p>
          </table:table-cell>
          <table:table-cell office:value-type="float" office:value="0.2814" calcext:value-type="float">
            <text:p>0.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12" calcext:value-type="float">
            <text:p>22.512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  <table:table-cell office:value-type="float" office:value="28.0448" calcext:value-type="float">
            <text:p>28.0448</text:p>
          </table:table-cell>
          <table:table-cell office:value-type="float" office:value="10.2925" calcext:value-type="float">
            <text:p>10.2925</text:p>
          </table:table-cell>
          <table:table-cell office:value-type="float" office:value="0" calcext:value-type="float">
            <text:p>0</text:p>
          </table:table-cell>
          <table:table-cell office:value-type="float" office:value="8.8335" calcext:value-type="float">
            <text:p>8.8335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741" calcext:value-type="float">
            <text:p>67.874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36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912" calcext:value-type="float">
            <text:p>67.91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09827.14" calcext:value-type="float">
            <text:p>27609827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874" calcext:value-type="float">
            <text:p>9.6874</text:p>
          </table:table-cell>
          <table:table-cell office:value-type="float" office:value="19.2809" calcext:value-type="float">
            <text:p>19.2809</text:p>
          </table:table-cell>
          <table:table-cell office:value-type="float" office:value="0.2797" calcext:value-type="float">
            <text:p>0.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995" calcext:value-type="float">
            <text:p>22.499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28.2122" calcext:value-type="float">
            <text:p>28.2122</text:p>
          </table:table-cell>
          <table:table-cell office:value-type="float" office:value="10.297" calcext:value-type="float">
            <text:p>10.297</text:p>
          </table:table-cell>
          <table:table-cell office:value-type="float" office:value="0" calcext:value-type="float">
            <text:p>0</text:p>
          </table:table-cell>
          <table:table-cell office:value-type="float" office:value="8.3869" calcext:value-type="float">
            <text:p>8.3869</text:p>
          </table:table-cell>
          <table:table-cell office:value-type="float" office:value="0.4633" calcext:value-type="float">
            <text:p>0.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146" calcext:value-type="float">
            <text:p>67.914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37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9127" calcext:value-type="float">
            <text:p>67.912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609541.75" calcext:value-type="float">
            <text:p>27609541.7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9" calcext:value-type="float">
            <text:p>6.239</text:p>
          </table:table-cell>
          <table:table-cell office:value-type="float" office:value="19.2744" calcext:value-type="float">
            <text:p>19.274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689" calcext:value-type="float">
            <text:p>21.76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9.1356" calcext:value-type="float">
            <text:p>29.1356</text:p>
          </table:table-cell>
          <table:table-cell office:value-type="float" office:value="10.5855" calcext:value-type="float">
            <text:p>10.5855</text:p>
          </table:table-cell>
          <table:table-cell office:value-type="float" office:value="0" calcext:value-type="float">
            <text:p>0</text:p>
          </table:table-cell>
          <table:table-cell office:value-type="float" office:value="8.3304" calcext:value-type="float">
            <text:p>8.3304</text:p>
          </table:table-cell>
          <table:table-cell office:value-type="float" office:value="0.4437" calcext:value-type="float">
            <text:p>0.4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154" calcext:value-type="float">
            <text:p>67.915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38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.9814" calcext:value-type="float">
            <text:p>67.981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81631.03" calcext:value-type="float">
            <text:p>27581631.0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3033" calcext:value-type="float">
            <text:p>6.3033</text:p>
          </table:table-cell>
          <table:table-cell office:value-type="float" office:value="19.4156" calcext:value-type="float">
            <text:p>19.4156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799" calcext:value-type="float">
            <text:p>21.9799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28.3302" calcext:value-type="float">
            <text:p>28.3302</text:p>
          </table:table-cell>
          <table:table-cell office:value-type="float" office:value="10.2196" calcext:value-type="float">
            <text:p>10.2196</text:p>
          </table:table-cell>
          <table:table-cell office:value-type="float" office:value="0" calcext:value-type="float">
            <text:p>0</text:p>
          </table:table-cell>
          <table:table-cell office:value-type="float" office:value="9.5441" calcext:value-type="float">
            <text:p>9.5441</text:p>
          </table:table-cell>
          <table:table-cell office:value-type="float" office:value="0.4628" calcext:value-type="float">
            <text:p>0.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84" calcext:value-type="float">
            <text:p>67.98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3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098" calcext:value-type="float">
            <text:p>68.009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70131.14" calcext:value-type="float">
            <text:p>27570131.1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7104" calcext:value-type="float">
            <text:p>9.7104</text:p>
          </table:table-cell>
          <table:table-cell office:value-type="float" office:value="19.344" calcext:value-type="float">
            <text:p>19.344</text:p>
          </table:table-cell>
          <table:table-cell office:value-type="float" office:value="0.2737" calcext:value-type="float">
            <text:p>0.2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895" calcext:value-type="float">
            <text:p>22.489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4841" calcext:value-type="float">
            <text:p>28.4841</text:p>
          </table:table-cell>
          <table:table-cell office:value-type="float" office:value="10.2544" calcext:value-type="float">
            <text:p>10.2544</text:p>
          </table:table-cell>
          <table:table-cell office:value-type="float" office:value="0" calcext:value-type="float">
            <text:p>0</text:p>
          </table:table-cell>
          <table:table-cell office:value-type="float" office:value="8.309" calcext:value-type="float">
            <text:p>8.309</text:p>
          </table:table-cell>
          <table:table-cell office:value-type="float" office:value="0.4473" calcext:value-type="float">
            <text:p>0.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124" calcext:value-type="float">
            <text:p>68.01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40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168" calcext:value-type="float">
            <text:p>68.016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67284.42" calcext:value-type="float">
            <text:p>27567284.4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7" calcext:value-type="float">
            <text:p>6.2477</text:p>
          </table:table-cell>
          <table:table-cell office:value-type="float" office:value="19.2749" calcext:value-type="float">
            <text:p>19.2749</text:p>
          </table:table-cell>
          <table:table-cell office:value-type="float" office:value="0.3526" calcext:value-type="float">
            <text:p>0.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89" calcext:value-type="float">
            <text:p>21.758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9.4156" calcext:value-type="float">
            <text:p>29.4156</text:p>
          </table:table-cell>
          <table:table-cell office:value-type="float" office:value="10.7076" calcext:value-type="float">
            <text:p>10.7076</text:p>
          </table:table-cell>
          <table:table-cell office:value-type="float" office:value="0" calcext:value-type="float">
            <text:p>0</text:p>
          </table:table-cell>
          <table:table-cell office:value-type="float" office:value="8.2574" calcext:value-type="float">
            <text:p>8.2574</text:p>
          </table:table-cell>
          <table:table-cell office:value-type="float" office:value="0.4174" calcext:value-type="float">
            <text:p>0.4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195" calcext:value-type="float">
            <text:p>68.019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41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347" calcext:value-type="float">
            <text:p>68.034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60041.16" calcext:value-type="float">
            <text:p>27560041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078" calcext:value-type="float">
            <text:p>6.9078</text:p>
          </table:table-cell>
          <table:table-cell office:value-type="float" office:value="19.2748" calcext:value-type="float">
            <text:p>19.2748</text:p>
          </table:table-cell>
          <table:table-cell office:value-type="float" office:value="0.2878" calcext:value-type="float">
            <text:p>0.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065" calcext:value-type="float">
            <text:p>22.806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.1621" calcext:value-type="float">
            <text:p>29.1621</text:p>
          </table:table-cell>
          <table:table-cell office:value-type="float" office:value="10.2939" calcext:value-type="float">
            <text:p>10.2939</text:p>
          </table:table-cell>
          <table:table-cell office:value-type="float" office:value="0" calcext:value-type="float">
            <text:p>0</text:p>
          </table:table-cell>
          <table:table-cell office:value-type="float" office:value="8.2574" calcext:value-type="float">
            <text:p>8.2574</text:p>
          </table:table-cell>
          <table:table-cell office:value-type="float" office:value="0.4204" calcext:value-type="float">
            <text:p>0.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373" calcext:value-type="float">
            <text:p>68.037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42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722" calcext:value-type="float">
            <text:p>68.072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44857.92" calcext:value-type="float">
            <text:p>27544857.9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31" calcext:value-type="float">
            <text:p>6.931</text:p>
          </table:table-cell>
          <table:table-cell office:value-type="float" office:value="19.4516" calcext:value-type="float">
            <text:p>19.4516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821" calcext:value-type="float">
            <text:p>22.1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28.2544" calcext:value-type="float">
            <text:p>28.2544</text:p>
          </table:table-cell>
          <table:table-cell office:value-type="float" office:value="10.224" calcext:value-type="float">
            <text:p>10.224</text:p>
          </table:table-cell>
          <table:table-cell office:value-type="float" office:value="0" calcext:value-type="float">
            <text:p>0</text:p>
          </table:table-cell>
          <table:table-cell office:value-type="float" office:value="9.5311" calcext:value-type="float">
            <text:p>9.5311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748" calcext:value-type="float">
            <text:p>68.074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4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983" calcext:value-type="float">
            <text:p>68.098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34306.88" calcext:value-type="float">
            <text:p>27534306.8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278" calcext:value-type="float">
            <text:p>6.4278</text:p>
          </table:table-cell>
          <table:table-cell office:value-type="float" office:value="19.3087" calcext:value-type="float">
            <text:p>19.3087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592" calcext:value-type="float">
            <text:p>22.6592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28.9179" calcext:value-type="float">
            <text:p>28.9179</text:p>
          </table:table-cell>
          <table:table-cell office:value-type="float" office:value="10.234" calcext:value-type="float">
            <text:p>10.234</text:p>
          </table:table-cell>
          <table:table-cell office:value-type="float" office:value="0" calcext:value-type="float">
            <text:p>0</text:p>
          </table:table-cell>
          <table:table-cell office:value-type="float" office:value="9.5511" calcext:value-type="float">
            <text:p>9.5511</text:p>
          </table:table-cell>
          <table:table-cell office:value-type="float" office:value="0.4638" calcext:value-type="float">
            <text:p>0.4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009" calcext:value-type="float">
            <text:p>68.100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44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1317" calcext:value-type="float">
            <text:p>68.13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20778.51" calcext:value-type="float">
            <text:p>27520778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77" calcext:value-type="float">
            <text:p>6.2677</text:p>
          </table:table-cell>
          <table:table-cell office:value-type="float" office:value="19.2234" calcext:value-type="float">
            <text:p>19.2234</text:p>
          </table:table-cell>
          <table:table-cell office:value-type="float" office:value="0.3433" calcext:value-type="float">
            <text:p>0.3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616" calcext:value-type="float">
            <text:p>21.76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29.9988" calcext:value-type="float">
            <text:p>29.9988</text:p>
          </table:table-cell>
          <table:table-cell office:value-type="float" office:value="9.9921" calcext:value-type="float">
            <text:p>9.9921</text:p>
          </table:table-cell>
          <table:table-cell office:value-type="float" office:value="0" calcext:value-type="float">
            <text:p>0</text:p>
          </table:table-cell>
          <table:table-cell office:value-type="float" office:value="8.1598" calcext:value-type="float">
            <text:p>8.1598</text:p>
          </table:table-cell>
          <table:table-cell office:value-type="float" office:value="0.4025" calcext:value-type="float">
            <text:p>0.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344" calcext:value-type="float">
            <text:p>68.134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45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1568" calcext:value-type="float">
            <text:p>68.156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10681.03" calcext:value-type="float">
            <text:p>27510681.0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94" calcext:value-type="float">
            <text:p>6.2194</text:p>
          </table:table-cell>
          <table:table-cell office:value-type="float" office:value="19.366" calcext:value-type="float">
            <text:p>19.366</text:p>
          </table:table-cell>
          <table:table-cell office:value-type="float" office:value="0.3535" calcext:value-type="float">
            <text:p>0.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37" calcext:value-type="float">
            <text:p>21.7537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28.5438" calcext:value-type="float">
            <text:p>28.5438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9.5346" calcext:value-type="float">
            <text:p>9.5346</text:p>
          </table:table-cell>
          <table:table-cell office:value-type="float" office:value="0.4818" calcext:value-type="float">
            <text:p>0.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594" calcext:value-type="float">
            <text:p>68.159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46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2182" calcext:value-type="float">
            <text:p>68.21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485917.92" calcext:value-type="float">
            <text:p>27485917.9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22" calcext:value-type="float">
            <text:p>6.2422</text:p>
          </table:table-cell>
          <table:table-cell office:value-type="float" office:value="19.2611" calcext:value-type="float">
            <text:p>19.2611</text:p>
          </table:table-cell>
          <table:table-cell office:value-type="float" office:value="0.3442" calcext:value-type="float">
            <text:p>0.3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261" calcext:value-type="float">
            <text:p>21.72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30.1812" calcext:value-type="float">
            <text:p>30.1812</text:p>
          </table:table-cell>
          <table:table-cell office:value-type="float" office:value="9.972" calcext:value-type="float">
            <text:p>9.972</text:p>
          </table:table-cell>
          <table:table-cell office:value-type="float" office:value="0" calcext:value-type="float">
            <text:p>0</text:p>
          </table:table-cell>
          <table:table-cell office:value-type="float" office:value="8.1675" calcext:value-type="float">
            <text:p>8.1675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208" calcext:value-type="float">
            <text:p>68.220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47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2851" calcext:value-type="float">
            <text:p>68.285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458975.44" calcext:value-type="float">
            <text:p>27458975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941" calcext:value-type="float">
            <text:p>9.6941</text:p>
          </table:table-cell>
          <table:table-cell office:value-type="float" office:value="19.3141" calcext:value-type="float">
            <text:p>19.3141</text:p>
          </table:table-cell>
          <table:table-cell office:value-type="float" office:value="0.2688" calcext:value-type="float">
            <text:p>0.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463" calcext:value-type="float">
            <text:p>22.446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.0115" calcext:value-type="float">
            <text:p>29.0115</text:p>
          </table:table-cell>
          <table:table-cell office:value-type="float" office:value="10.3422" calcext:value-type="float">
            <text:p>10.3422</text:p>
          </table:table-cell>
          <table:table-cell office:value-type="float" office:value="0" calcext:value-type="float">
            <text:p>0</text:p>
          </table:table-cell>
          <table:table-cell office:value-type="float" office:value="8.2489" calcext:value-type="float">
            <text:p>8.2489</text:p>
          </table:table-cell>
          <table:table-cell office:value-type="float" office:value="0.4195" calcext:value-type="float">
            <text:p>0.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877" calcext:value-type="float">
            <text:p>68.287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4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294" calcext:value-type="float">
            <text:p>68.29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455377.72" calcext:value-type="float">
            <text:p>27455377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22" calcext:value-type="float">
            <text:p>6.2522</text:p>
          </table:table-cell>
          <table:table-cell office:value-type="float" office:value="19.2377" calcext:value-type="float">
            <text:p>19.2377</text:p>
          </table:table-cell>
          <table:table-cell office:value-type="float" office:value="0.3403" calcext:value-type="float">
            <text:p>0.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36" calcext:value-type="float">
            <text:p>21.783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29.9796" calcext:value-type="float">
            <text:p>29.9796</text:p>
          </table:table-cell>
          <table:table-cell office:value-type="float" office:value="10.089" calcext:value-type="float">
            <text:p>10.089</text:p>
          </table:table-cell>
          <table:table-cell office:value-type="float" office:value="0" calcext:value-type="float">
            <text:p>0</text:p>
          </table:table-cell>
          <table:table-cell office:value-type="float" office:value="8.168" calcext:value-type="float">
            <text:p>8.168</text:p>
          </table:table-cell>
          <table:table-cell office:value-type="float" office:value="0.4032" calcext:value-type="float">
            <text:p>0.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967" calcext:value-type="float">
            <text:p>68.296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4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5318" calcext:value-type="float">
            <text:p>68.531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360138.1" calcext:value-type="float">
            <text:p>27360138.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7033" calcext:value-type="float">
            <text:p>9.7033</text:p>
          </table:table-cell>
          <table:table-cell office:value-type="float" office:value="19.4356" calcext:value-type="float">
            <text:p>19.4356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597" calcext:value-type="float">
            <text:p>22.4597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28.2827" calcext:value-type="float">
            <text:p>28.2827</text:p>
          </table:table-cell>
          <table:table-cell office:value-type="float" office:value="10.2987" calcext:value-type="float">
            <text:p>10.2987</text:p>
          </table:table-cell>
          <table:table-cell office:value-type="float" office:value="0" calcext:value-type="float">
            <text:p>0</text:p>
          </table:table-cell>
          <table:table-cell office:value-type="float" office:value="9.5405" calcext:value-type="float">
            <text:p>9.5405</text:p>
          </table:table-cell>
          <table:table-cell office:value-type="float" office:value="0.4639" calcext:value-type="float">
            <text:p>0.4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344" calcext:value-type="float">
            <text:p>68.534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50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5397" calcext:value-type="float">
            <text:p>68.539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356954.99" calcext:value-type="float">
            <text:p>27356954.9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31" calcext:value-type="float">
            <text:p>6.2631</text:p>
          </table:table-cell>
          <table:table-cell office:value-type="float" office:value="19.2795" calcext:value-type="float">
            <text:p>19.2795</text:p>
          </table:table-cell>
          <table:table-cell office:value-type="float" office:value="0.3348" calcext:value-type="float">
            <text:p>0.3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86" calcext:value-type="float">
            <text:p>21.838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30.0396" calcext:value-type="float">
            <text:p>30.0396</text:p>
          </table:table-cell>
          <table:table-cell office:value-type="float" office:value="10.2285" calcext:value-type="float">
            <text:p>10.2285</text:p>
          </table:table-cell>
          <table:table-cell office:value-type="float" office:value="0" calcext:value-type="float">
            <text:p>0</text:p>
          </table:table-cell>
          <table:table-cell office:value-type="float" office:value="8.1619" calcext:value-type="float">
            <text:p>8.1619</text:p>
          </table:table-cell>
          <table:table-cell office:value-type="float" office:value="0.4023" calcext:value-type="float">
            <text:p>0.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424" calcext:value-type="float">
            <text:p>68.54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64" calcext:value-type="float">
            <text:p>64</text:p>
          </table:table-cell>
          <table:table-cell table:formula="of:=[.E151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597" calcext:value-type="float">
            <text:p>68.59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334111.74" calcext:value-type="float">
            <text:p>27334111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21" calcext:value-type="float">
            <text:p>16.2421</text:p>
          </table:table-cell>
          <table:table-cell office:value-type="float" office:value="19.4355" calcext:value-type="float">
            <text:p>19.4355</text:p>
          </table:table-cell>
          <table:table-cell office:value-type="float" office:value="0.2636" calcext:value-type="float">
            <text:p>0.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93" calcext:value-type="float">
            <text:p>22.9493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  <table:table-cell office:value-type="float" office:value="27.9842" calcext:value-type="float">
            <text:p>27.9842</text:p>
          </table:table-cell>
          <table:table-cell office:value-type="float" office:value="10.5177" calcext:value-type="float">
            <text:p>10.5177</text:p>
          </table:table-cell>
          <table:table-cell office:value-type="float" office:value="0" calcext:value-type="float">
            <text:p>0</text:p>
          </table:table-cell>
          <table:table-cell office:value-type="float" office:value="8.8444" calcext:value-type="float">
            <text:p>8.8444</text:p>
          </table:table-cell>
          <table:table-cell office:value-type="float" office:value="0.4738" calcext:value-type="float">
            <text:p>0.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997" calcext:value-type="float">
            <text:p>68.599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28" calcext:value-type="float">
            <text:p>128</text:p>
          </table:table-cell>
          <table:table-cell table:formula="of:=[.E152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623" calcext:value-type="float">
            <text:p>68.62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323763.71" calcext:value-type="float">
            <text:p>27323763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54" calcext:value-type="float">
            <text:p>16.2454</text:p>
          </table:table-cell>
          <table:table-cell office:value-type="float" office:value="19.3251" calcext:value-type="float">
            <text:p>19.3251</text:p>
          </table:table-cell>
          <table:table-cell office:value-type="float" office:value="0.2619" calcext:value-type="float">
            <text:p>0.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33" calcext:value-type="float">
            <text:p>22.963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28.2715" calcext:value-type="float">
            <text:p>28.2715</text:p>
          </table:table-cell>
          <table:table-cell office:value-type="float" office:value="10.4888" calcext:value-type="float">
            <text:p>10.4888</text:p>
          </table:table-cell>
          <table:table-cell office:value-type="float" office:value="0" calcext:value-type="float">
            <text:p>0</text:p>
          </table:table-cell>
          <table:table-cell office:value-type="float" office:value="8.3959" calcext:value-type="float">
            <text:p>8.3959</text:p>
          </table:table-cell>
          <table:table-cell office:value-type="float" office:value="0.4672" calcext:value-type="float">
            <text:p>0.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256" calcext:value-type="float">
            <text:p>68.625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53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6553" calcext:value-type="float">
            <text:p>68.655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310921.53" calcext:value-type="float">
            <text:p>27310921.5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352" calcext:value-type="float">
            <text:p>6.4352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0.3079" calcext:value-type="float">
            <text:p>0.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756" calcext:value-type="float">
            <text:p>21.97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29.9902" calcext:value-type="float">
            <text:p>29.9902</text:p>
          </table:table-cell>
          <table:table-cell office:value-type="float" office:value="10.2688" calcext:value-type="float">
            <text:p>10.2688</text:p>
          </table:table-cell>
          <table:table-cell office:value-type="float" office:value="0" calcext:value-type="float">
            <text:p>0</text:p>
          </table:table-cell>
          <table:table-cell office:value-type="float" office:value="8.1154" calcext:value-type="float">
            <text:p>8.1154</text:p>
          </table:table-cell>
          <table:table-cell office:value-type="float" office:value="0.4011" calcext:value-type="float">
            <text:p>0.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579" calcext:value-type="float">
            <text:p>68.657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56" calcext:value-type="float">
            <text:p>256</text:p>
          </table:table-cell>
          <table:table-cell table:formula="of:=[.E154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7081" calcext:value-type="float">
            <text:p>68.708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289920.44" calcext:value-type="float">
            <text:p>27289920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05" calcext:value-type="float">
            <text:p>16.2405</text:p>
          </table:table-cell>
          <table:table-cell office:value-type="float" office:value="19.3655" calcext:value-type="float">
            <text:p>19.3655</text:p>
          </table:table-cell>
          <table:table-cell office:value-type="float" office:value="0.2574" calcext:value-type="float">
            <text:p>0.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76" calcext:value-type="float">
            <text:p>22.937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28.4827" calcext:value-type="float">
            <text:p>28.4827</text:p>
          </table:table-cell>
          <table:table-cell office:value-type="float" office:value="10.4406" calcext:value-type="float">
            <text:p>10.4406</text:p>
          </table:table-cell>
          <table:table-cell office:value-type="float" office:value="0" calcext:value-type="float">
            <text:p>0</text:p>
          </table:table-cell>
          <table:table-cell office:value-type="float" office:value="8.2959" calcext:value-type="float">
            <text:p>8.2959</text:p>
          </table:table-cell>
          <table:table-cell office:value-type="float" office:value="0.4436" calcext:value-type="float">
            <text:p>0.4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107" calcext:value-type="float">
            <text:p>68.710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55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8554" calcext:value-type="float">
            <text:p>68.85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231537.68" calcext:value-type="float">
            <text:p>27231537.6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07" calcext:value-type="float">
            <text:p>6.907</text:p>
          </table:table-cell>
          <table:table-cell office:value-type="float" office:value="19.2564" calcext:value-type="float">
            <text:p>19.2564</text:p>
          </table:table-cell>
          <table:table-cell office:value-type="float" office:value="0.2846" calcext:value-type="float">
            <text:p>0.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7" calcext:value-type="float">
            <text:p>22.32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30.0266" calcext:value-type="float">
            <text:p>30.0266</text:p>
          </table:table-cell>
          <table:table-cell office:value-type="float" office:value="10.2743" calcext:value-type="float">
            <text:p>10.2743</text:p>
          </table:table-cell>
          <table:table-cell office:value-type="float" office:value="0" calcext:value-type="float">
            <text:p>0</text:p>
          </table:table-cell>
          <table:table-cell office:value-type="float" office:value="8.1106" calcext:value-type="float">
            <text:p>8.1106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581" calcext:value-type="float">
            <text:p>68.858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5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8699" calcext:value-type="float">
            <text:p>68.869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225827.62" calcext:value-type="float">
            <text:p>27225827.6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931" calcext:value-type="float">
            <text:p>6.2931</text:p>
          </table:table-cell>
          <table:table-cell office:value-type="float" office:value="19.2486" calcext:value-type="float">
            <text:p>19.248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47" calcext:value-type="float">
            <text:p>21.934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30.2629" calcext:value-type="float">
            <text:p>30.2629</text:p>
          </table:table-cell>
          <table:table-cell office:value-type="float" office:value="10.2917" calcext:value-type="float">
            <text:p>10.2917</text:p>
          </table:table-cell>
          <table:table-cell office:value-type="float" office:value="0" calcext:value-type="float">
            <text:p>0</text:p>
          </table:table-cell>
          <table:table-cell office:value-type="float" office:value="8.1429" calcext:value-type="float">
            <text:p>8.1429</text:p>
          </table:table-cell>
          <table:table-cell office:value-type="float" office:value="0.4044" calcext:value-type="float">
            <text:p>0.4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725" calcext:value-type="float">
            <text:p>68.872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512" calcext:value-type="float">
            <text:p>512</text:p>
          </table:table-cell>
          <table:table-cell table:formula="of:=[.E157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9521" calcext:value-type="float">
            <text:p>68.952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93355.84" calcext:value-type="float">
            <text:p>27193355.8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65" calcext:value-type="float">
            <text:p>16.2465</text:p>
          </table:table-cell>
          <table:table-cell office:value-type="float" office:value="19.3227" calcext:value-type="float">
            <text:p>19.3227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5" calcext:value-type="float">
            <text:p>22.93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28.9787" calcext:value-type="float">
            <text:p>28.9787</text:p>
          </table:table-cell>
          <table:table-cell office:value-type="float" office:value="10.5313" calcext:value-type="float">
            <text:p>10.5313</text:p>
          </table:table-cell>
          <table:table-cell office:value-type="float" office:value="0" calcext:value-type="float">
            <text:p>0</text:p>
          </table:table-cell>
          <table:table-cell office:value-type="float" office:value="8.2668" calcext:value-type="float">
            <text:p>8.2668</text:p>
          </table:table-cell>
          <table:table-cell office:value-type="float" office:value="0.4358" calcext:value-type="float">
            <text:p>0.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547" calcext:value-type="float">
            <text:p>68.954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58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0054" calcext:value-type="float">
            <text:p>69.00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72343.72" calcext:value-type="float">
            <text:p>27172343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25" calcext:value-type="float">
            <text:p>6.2325</text:p>
          </table:table-cell>
          <table:table-cell office:value-type="float" office:value="19.234" calcext:value-type="float">
            <text:p>19.234</text:p>
          </table:table-cell>
          <table:table-cell office:value-type="float" office:value="0.3507" calcext:value-type="float">
            <text:p>0.3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185" calcext:value-type="float">
            <text:p>21.71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30.4287" calcext:value-type="float">
            <text:p>30.4287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0" calcext:value-type="float">
            <text:p>0</text:p>
          </table:table-cell>
          <table:table-cell office:value-type="float" office:value="8.1593" calcext:value-type="float">
            <text:p>8.1593</text:p>
          </table:table-cell>
          <table:table-cell office:value-type="float" office:value="0.4034" calcext:value-type="float">
            <text:p>0.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081" calcext:value-type="float">
            <text:p>69.008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59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0731" calcext:value-type="float">
            <text:p>69.073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45730.01" calcext:value-type="float">
            <text:p>27145730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82" calcext:value-type="float">
            <text:p>6.2382</text:p>
          </table:table-cell>
          <table:table-cell office:value-type="float" office:value="19.3455" calcext:value-type="float">
            <text:p>19.3455</text:p>
          </table:table-cell>
          <table:table-cell office:value-type="float" office:value="0.3468" calcext:value-type="float">
            <text:p>0.3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18" calcext:value-type="float">
            <text:p>21.7818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28.7664" calcext:value-type="float">
            <text:p>28.7664</text:p>
          </table:table-cell>
          <table:table-cell office:value-type="float" office:value="9.927" calcext:value-type="float">
            <text:p>9.927</text:p>
          </table:table-cell>
          <table:table-cell office:value-type="float" office:value="0" calcext:value-type="float">
            <text:p>0</text:p>
          </table:table-cell>
          <table:table-cell office:value-type="float" office:value="11.0037" calcext:value-type="float">
            <text:p>11.0037</text:p>
          </table:table-cell>
          <table:table-cell office:value-type="float" office:value="0.4523" calcext:value-type="float">
            <text:p>0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757" calcext:value-type="float">
            <text:p>69.075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60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1118" calcext:value-type="float">
            <text:p>69.111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30507.04" calcext:value-type="float">
            <text:p>27130507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702" calcext:value-type="float">
            <text:p>9.6702</text:p>
          </table:table-cell>
          <table:table-cell office:value-type="float" office:value="19.2715" calcext:value-type="float">
            <text:p>19.2715</text:p>
          </table:table-cell>
          <table:table-cell office:value-type="float" office:value="0.2666" calcext:value-type="float">
            <text:p>0.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136" calcext:value-type="float">
            <text:p>22.413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29.8571" calcext:value-type="float">
            <text:p>29.8571</text:p>
          </table:table-cell>
          <table:table-cell office:value-type="float" office:value="10.3675" calcext:value-type="float">
            <text:p>10.3675</text:p>
          </table:table-cell>
          <table:table-cell office:value-type="float" office:value="0" calcext:value-type="float">
            <text:p>0</text:p>
          </table:table-cell>
          <table:table-cell office:value-type="float" office:value="8.1131" calcext:value-type="float">
            <text:p>8.1131</text:p>
          </table:table-cell>
          <table:table-cell office:value-type="float" office:value="0.4177" calcext:value-type="float">
            <text:p>0.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145" calcext:value-type="float">
            <text:p>69.114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1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1162" calcext:value-type="float">
            <text:p>69.116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28790.09" calcext:value-type="float">
            <text:p>27128790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6" calcext:value-type="float">
            <text:p>6.2456</text:p>
          </table:table-cell>
          <table:table-cell office:value-type="float" office:value="19.3836" calcext:value-type="float">
            <text:p>19.3836</text:p>
          </table:table-cell>
          <table:table-cell office:value-type="float" office:value="0.3496" calcext:value-type="float">
            <text:p>0.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48" calcext:value-type="float">
            <text:p>21.7548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28.7572" calcext:value-type="float">
            <text:p>28.7572</text:p>
          </table:table-cell>
          <table:table-cell office:value-type="float" office:value="9.9597" calcext:value-type="float">
            <text:p>9.9597</text:p>
          </table:table-cell>
          <table:table-cell office:value-type="float" office:value="0" calcext:value-type="float">
            <text:p>0</text:p>
          </table:table-cell>
          <table:table-cell office:value-type="float" office:value="10.9011" calcext:value-type="float">
            <text:p>10.9011</text:p>
          </table:table-cell>
          <table:table-cell office:value-type="float" office:value="0.4527" calcext:value-type="float">
            <text:p>0.4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189" calcext:value-type="float">
            <text:p>69.118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1448" calcext:value-type="float">
            <text:p>69.144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117556.79" calcext:value-type="float">
            <text:p>27117556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3" calcext:value-type="float">
            <text:p>6.2473</text:p>
          </table:table-cell>
          <table:table-cell office:value-type="float" office:value="19.3586" calcext:value-type="float">
            <text:p>19.3586</text:p>
          </table:table-cell>
          <table:table-cell office:value-type="float" office:value="0.3436" calcext:value-type="float">
            <text:p>0.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04" calcext:value-type="float">
            <text:p>21.80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28.6956" calcext:value-type="float">
            <text:p>28.6956</text:p>
          </table:table-cell>
          <table:table-cell office:value-type="float" office:value="10.0059" calcext:value-type="float">
            <text:p>10.0059</text:p>
          </table:table-cell>
          <table:table-cell office:value-type="float" office:value="0" calcext:value-type="float">
            <text:p>0</text:p>
          </table:table-cell>
          <table:table-cell office:value-type="float" office:value="10.8478" calcext:value-type="float">
            <text:p>10.8478</text:p>
          </table:table-cell>
          <table:table-cell office:value-type="float" office:value="0.4724" calcext:value-type="float">
            <text:p>0.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475" calcext:value-type="float">
            <text:p>69.147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32" calcext:value-type="float">
            <text:p>32</text:p>
          </table:table-cell>
          <table:table-cell table:formula="of:=[.E163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2526" calcext:value-type="float">
            <text:p>69.252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075341.16" calcext:value-type="float">
            <text:p>27075341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19.4622" calcext:value-type="float">
            <text:p>19.4622</text:p>
          </table:table-cell>
          <table:table-cell office:value-type="float" office:value="0.2624" calcext:value-type="float">
            <text:p>0.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03" calcext:value-type="float">
            <text:p>22.9403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28.2325" calcext:value-type="float">
            <text:p>28.2325</text:p>
          </table:table-cell>
          <table:table-cell office:value-type="float" office:value="10.5279" calcext:value-type="float">
            <text:p>10.5279</text:p>
          </table:table-cell>
          <table:table-cell office:value-type="float" office:value="0" calcext:value-type="float">
            <text:p>0</text:p>
          </table:table-cell>
          <table:table-cell office:value-type="float" office:value="9.5213" calcext:value-type="float">
            <text:p>9.5213</text:p>
          </table:table-cell>
          <table:table-cell office:value-type="float" office:value="0.4941" calcext:value-type="float">
            <text:p>0.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2553" calcext:value-type="float">
            <text:p>69.255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4049" calcext:value-type="float">
            <text:p>69.404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015939.95" calcext:value-type="float">
            <text:p>27015939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9" calcext:value-type="float">
            <text:p>6.269</text:p>
          </table:table-cell>
          <table:table-cell office:value-type="float" office:value="19.386" calcext:value-type="float">
            <text:p>19.386</text:p>
          </table:table-cell>
          <table:table-cell office:value-type="float" office:value="0.3374" calcext:value-type="float">
            <text:p>0.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73" calcext:value-type="float">
            <text:p>21.8773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28.7726" calcext:value-type="float">
            <text:p>28.7726</text:p>
          </table:table-cell>
          <table:table-cell office:value-type="float" office:value="10.1703" calcext:value-type="float">
            <text:p>10.1703</text:p>
          </table:table-cell>
          <table:table-cell office:value-type="float" office:value="0" calcext:value-type="float">
            <text:p>0</text:p>
          </table:table-cell>
          <table:table-cell office:value-type="float" office:value="10.8854" calcext:value-type="float">
            <text:p>10.8854</text:p>
          </table:table-cell>
          <table:table-cell office:value-type="float" office:value="0.4461" calcext:value-type="float">
            <text:p>0.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076" calcext:value-type="float">
            <text:p>69.407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5183" calcext:value-type="float">
            <text:p>69.518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971858.85" calcext:value-type="float">
            <text:p>26971858.8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173" calcext:value-type="float">
            <text:p>6.4173</text:p>
          </table:table-cell>
          <table:table-cell office:value-type="float" office:value="19.3948" calcext:value-type="float">
            <text:p>19.3948</text:p>
          </table:table-cell>
          <table:table-cell office:value-type="float" office:value="0.3145" calcext:value-type="float">
            <text:p>0.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78" calcext:value-type="float">
            <text:p>22.0278</text:p>
          </table:table-cell>
          <table:table-cell office:value-type="float" office:value="0.1074" calcext:value-type="float">
            <text:p>0.1074</text:p>
          </table:table-cell>
          <table:table-cell office:value-type="float" office:value="0" calcext:value-type="float">
            <text:p>0</text:p>
          </table:table-cell>
          <table:table-cell office:value-type="float" office:value="28.6195" calcext:value-type="float">
            <text:p>28.6195</text:p>
          </table:table-cell>
          <table:table-cell office:value-type="float" office:value="10.2405" calcext:value-type="float">
            <text:p>10.2405</text:p>
          </table:table-cell>
          <table:table-cell office:value-type="float" office:value="0" calcext:value-type="float">
            <text:p>0</text:p>
          </table:table-cell>
          <table:table-cell office:value-type="float" office:value="10.8575" calcext:value-type="float">
            <text:p>10.8575</text:p>
          </table:table-cell>
          <table:table-cell office:value-type="float" office:value="0.4567" calcext:value-type="float">
            <text:p>0.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21" calcext:value-type="float">
            <text:p>69.52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5777" calcext:value-type="float">
            <text:p>69.577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948829.3" calcext:value-type="float">
            <text:p>26948829.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3154" calcext:value-type="float">
            <text:p>6.3154</text:p>
          </table:table-cell>
          <table:table-cell office:value-type="float" office:value="19.372" calcext:value-type="float">
            <text:p>19.372</text:p>
          </table:table-cell>
          <table:table-cell office:value-type="float" office:value="0.3303" calcext:value-type="float">
            <text:p>0.3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527" calcext:value-type="float">
            <text:p>21.9527</text:p>
          </table:table-cell>
          <table:table-cell office:value-type="float" office:value="0.1079" calcext:value-type="float">
            <text:p>0.1079</text:p>
          </table:table-cell>
          <table:table-cell office:value-type="float" office:value="0" calcext:value-type="float">
            <text:p>0</text:p>
          </table:table-cell>
          <table:table-cell office:value-type="float" office:value="28.6907" calcext:value-type="float">
            <text:p>28.6907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0" calcext:value-type="float">
            <text:p>0</text:p>
          </table:table-cell>
          <table:table-cell office:value-type="float" office:value="10.8664" calcext:value-type="float">
            <text:p>10.8664</text:p>
          </table:table-cell>
          <table:table-cell office:value-type="float" office:value="0.4558" calcext:value-type="float">
            <text:p>0.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804" calcext:value-type="float">
            <text:p>69.580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7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6625" calcext:value-type="float">
            <text:p>69.662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916049.3" calcext:value-type="float">
            <text:p>26916049.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11" calcext:value-type="float">
            <text:p>6.2411</text:p>
          </table:table-cell>
          <table:table-cell office:value-type="float" office:value="19.3604" calcext:value-type="float">
            <text:p>19.3604</text:p>
          </table:table-cell>
          <table:table-cell office:value-type="float" office:value="0.3534" calcext:value-type="float">
            <text:p>0.3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28" calcext:value-type="float">
            <text:p>21.72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" calcext:value-type="float">
            <text:p>0</text:p>
          </table:table-cell>
          <table:table-cell office:value-type="float" office:value="28.8753" calcext:value-type="float">
            <text:p>28.8753</text:p>
          </table:table-cell>
          <table:table-cell office:value-type="float" office:value="10.5493" calcext:value-type="float">
            <text:p>10.5493</text:p>
          </table:table-cell>
          <table:table-cell office:value-type="float" office:value="0" calcext:value-type="float">
            <text:p>0</text:p>
          </table:table-cell>
          <table:table-cell office:value-type="float" office:value="10.8718" calcext:value-type="float">
            <text:p>10.871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652" calcext:value-type="float">
            <text:p>69.665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68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6818" calcext:value-type="float">
            <text:p>69.681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908594.65" calcext:value-type="float">
            <text:p>26908594.6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255" calcext:value-type="float">
            <text:p>6.9255</text:p>
          </table:table-cell>
          <table:table-cell office:value-type="float" office:value="19.4077" calcext:value-type="float">
            <text:p>19.4077</text:p>
          </table:table-cell>
          <table:table-cell office:value-type="float" office:value="0.2981" calcext:value-type="float">
            <text:p>0.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515" calcext:value-type="float">
            <text:p>22.1515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28.6377" calcext:value-type="float">
            <text:p>28.6377</text:p>
          </table:table-cell>
          <table:table-cell office:value-type="float" office:value="10.2396" calcext:value-type="float">
            <text:p>10.2396</text:p>
          </table:table-cell>
          <table:table-cell office:value-type="float" office:value="0" calcext:value-type="float">
            <text:p>0</text:p>
          </table:table-cell>
          <table:table-cell office:value-type="float" office:value="10.8738" calcext:value-type="float">
            <text:p>10.8738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845" calcext:value-type="float">
            <text:p>69.684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024" calcext:value-type="float">
            <text:p>1024</text:p>
          </table:table-cell>
          <table:table-cell table:formula="of:=[.E169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9.9106" calcext:value-type="float">
            <text:p>69.910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820536.4" calcext:value-type="float">
            <text:p>26820536.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85" calcext:value-type="float">
            <text:p>16.2485</text:p>
          </table:table-cell>
          <table:table-cell office:value-type="float" office:value="19.3068" calcext:value-type="float">
            <text:p>19.3068</text:p>
          </table:table-cell>
          <table:table-cell office:value-type="float" office:value="0.2504" calcext:value-type="float">
            <text:p>0.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95" calcext:value-type="float">
            <text:p>22.909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29.9098" calcext:value-type="float">
            <text:p>29.9098</text:p>
          </table:table-cell>
          <table:table-cell office:value-type="float" office:value="10.5606" calcext:value-type="float">
            <text:p>10.5606</text:p>
          </table:table-cell>
          <table:table-cell office:value-type="float" office:value="0" calcext:value-type="float">
            <text:p>0</text:p>
          </table:table-cell>
          <table:table-cell office:value-type="float" office:value="8.1255" calcext:value-type="float">
            <text:p>8.1255</text:p>
          </table:table-cell>
          <table:table-cell office:value-type="float" office:value="0.4084" calcext:value-type="float">
            <text:p>0.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132" calcext:value-type="float">
            <text:p>69.913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70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0.0457" calcext:value-type="float">
            <text:p>70.045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768800.01" calcext:value-type="float">
            <text:p>26768800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716" calcext:value-type="float">
            <text:p>9.716</text:p>
          </table:table-cell>
          <table:table-cell office:value-type="float" office:value="19.4592" calcext:value-type="float">
            <text:p>19.4592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854" calcext:value-type="float">
            <text:p>22.4854</text:p>
          </table:table-cell>
          <table:table-cell office:value-type="float" office:value="0.1077" calcext:value-type="float">
            <text:p>0.1077</text:p>
          </table:table-cell>
          <table:table-cell office:value-type="float" office:value="0" calcext:value-type="float">
            <text:p>0</text:p>
          </table:table-cell>
          <table:table-cell office:value-type="float" office:value="28.5806" calcext:value-type="float">
            <text:p>28.5806</text:p>
          </table:table-cell>
          <table:table-cell office:value-type="float" office:value="10.3003" calcext:value-type="float">
            <text:p>10.3003</text:p>
          </table:table-cell>
          <table:table-cell office:value-type="float" office:value="0" calcext:value-type="float">
            <text:p>0</text:p>
          </table:table-cell>
          <table:table-cell office:value-type="float" office:value="10.8031" calcext:value-type="float">
            <text:p>10.8031</text:p>
          </table:table-cell>
          <table:table-cell office:value-type="float" office:value="0.4556" calcext:value-type="float">
            <text:p>0.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484" calcext:value-type="float">
            <text:p>70.048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16" calcext:value-type="float">
            <text:p>16</text:p>
          </table:table-cell>
          <table:table-cell table:formula="of:=[.E171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0.8517" calcext:value-type="float">
            <text:p>70.85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464278.8" calcext:value-type="float">
            <text:p>26464278.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529" calcext:value-type="float">
            <text:p>16.2529</text:p>
          </table:table-cell>
          <table:table-cell office:value-type="float" office:value="19.3272" calcext:value-type="float">
            <text:p>19.3272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783" calcext:value-type="float">
            <text:p>23.578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28.5658" calcext:value-type="float">
            <text:p>28.5658</text:p>
          </table:table-cell>
          <table:table-cell office:value-type="float" office:value="10.5202" calcext:value-type="float">
            <text:p>10.5202</text:p>
          </table:table-cell>
          <table:table-cell office:value-type="float" office:value="0" calcext:value-type="float">
            <text:p>0</text:p>
          </table:table-cell>
          <table:table-cell office:value-type="float" office:value="10.7835" calcext:value-type="float">
            <text:p>10.7835</text:p>
          </table:table-cell>
          <table:table-cell office:value-type="float" office:value="0.4586" calcext:value-type="float">
            <text:p>0.4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544" calcext:value-type="float">
            <text:p>70.854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1.5967" calcext:value-type="float">
            <text:p>71.596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188913.63" calcext:value-type="float">
            <text:p>26188913.6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1" calcext:value-type="float">
            <text:p>6.231</text:p>
          </table:table-cell>
          <table:table-cell office:value-type="float" office:value="19.1415" calcext:value-type="float">
            <text:p>19.1415</text:p>
          </table:table-cell>
          <table:table-cell office:value-type="float" office:value="0.3405" calcext:value-type="float">
            <text:p>0.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785" calcext:value-type="float">
            <text:p>21.678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4112" calcext:value-type="float">
            <text:p>33.4112</text:p>
          </table:table-cell>
          <table:table-cell office:value-type="float" office:value="10.1485" calcext:value-type="float">
            <text:p>10.1485</text:p>
          </table:table-cell>
          <table:table-cell office:value-type="float" office:value="0" calcext:value-type="float">
            <text:p>0</text:p>
          </table:table-cell>
          <table:table-cell office:value-type="float" office:value="8.0341" calcext:value-type="float">
            <text:p>8.0341</text:p>
          </table:table-cell>
          <table:table-cell office:value-type="float" office:value="0.3972" calcext:value-type="float">
            <text:p>0.3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994" calcext:value-type="float">
            <text:p>71.599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3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1.6887" calcext:value-type="float">
            <text:p>71.688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155273.31" calcext:value-type="float">
            <text:p>26155273.3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45" calcext:value-type="float">
            <text:p>6.2445</text:p>
          </table:table-cell>
          <table:table-cell office:value-type="float" office:value="19.1398" calcext:value-type="float">
            <text:p>19.1398</text:p>
          </table:table-cell>
          <table:table-cell office:value-type="float" office:value="0.3441" calcext:value-type="float">
            <text:p>0.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64" calcext:value-type="float">
            <text:p>21.626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5529" calcext:value-type="float">
            <text:p>33.5529</text:p>
          </table:table-cell>
          <table:table-cell office:value-type="float" office:value="10.2276" calcext:value-type="float">
            <text:p>10.2276</text:p>
          </table:table-cell>
          <table:table-cell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office:value-type="float" office:value="0.3967" calcext:value-type="float">
            <text:p>0.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915" calcext:value-type="float">
            <text:p>71.691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4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1.694" calcext:value-type="float">
            <text:p>71.69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153361.3" calcext:value-type="float">
            <text:p>26153361.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17" calcext:value-type="float">
            <text:p>6.2617</text:p>
          </table:table-cell>
          <table:table-cell office:value-type="float" office:value="19.1498" calcext:value-type="float">
            <text:p>19.1498</text:p>
          </table:table-cell>
          <table:table-cell office:value-type="float" office:value="0.3462" calcext:value-type="float">
            <text:p>0.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23" calcext:value-type="float">
            <text:p>21.65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626" calcext:value-type="float">
            <text:p>33.626</text:p>
          </table:table-cell>
          <table:table-cell office:value-type="float" office:value="10.0793" calcext:value-type="float">
            <text:p>10.0793</text:p>
          </table:table-cell>
          <table:table-cell office:value-type="float" office:value="0" calcext:value-type="float">
            <text:p>0</text:p>
          </table:table-cell>
          <table:table-cell office:value-type="float" office:value="8.0367" calcext:value-type="float">
            <text:p>8.0367</text:p>
          </table:table-cell>
          <table:table-cell office:value-type="float" office:value="0.4005" calcext:value-type="float">
            <text:p>0.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968" calcext:value-type="float">
            <text:p>71.696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1.8301" calcext:value-type="float">
            <text:p>71.83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103800.34" calcext:value-type="float">
            <text:p>26103800.3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7" calcext:value-type="float">
            <text:p>6.257</text:p>
          </table:table-cell>
          <table:table-cell office:value-type="float" office:value="19.1351" calcext:value-type="float">
            <text:p>19.1351</text:p>
          </table:table-cell>
          <table:table-cell office:value-type="float" office:value="0.3348" calcext:value-type="float">
            <text:p>0.3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8" calcext:value-type="float">
            <text:p>21.74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4216" calcext:value-type="float">
            <text:p>33.4216</text:p>
          </table:table-cell>
          <table:table-cell office:value-type="float" office:value="10.2685" calcext:value-type="float">
            <text:p>10.2685</text:p>
          </table:table-cell>
          <table:table-cell office:value-type="float" office:value="0" calcext:value-type="float">
            <text:p>0</text:p>
          </table:table-cell>
          <table:table-cell office:value-type="float" office:value="8.0271" calcext:value-type="float">
            <text:p>8.0271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329" calcext:value-type="float">
            <text:p>71.832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0078" calcext:value-type="float">
            <text:p>72.007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039373.73" calcext:value-type="float">
            <text:p>26039373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919" calcext:value-type="float">
            <text:p>6.2919</text:p>
          </table:table-cell>
          <table:table-cell office:value-type="float" office:value="19.1431" calcext:value-type="float">
            <text:p>19.1431</text:p>
          </table:table-cell>
          <table:table-cell office:value-type="float" office:value="0.3201" calcext:value-type="float">
            <text:p>0.3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04" calcext:value-type="float">
            <text:p>21.85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4415" calcext:value-type="float">
            <text:p>33.4415</text:p>
          </table:table-cell>
          <table:table-cell office:value-type="float" office:value="10.3315" calcext:value-type="float">
            <text:p>10.3315</text:p>
          </table:table-cell>
          <table:table-cell office:value-type="float" office:value="0" calcext:value-type="float">
            <text:p>0</text:p>
          </table:table-cell>
          <table:table-cell office:value-type="float" office:value="8.0063" calcext:value-type="float">
            <text:p>8.0063</text:p>
          </table:table-cell>
          <table:table-cell office:value-type="float" office:value="0.3983" calcext:value-type="float">
            <text:p>0.3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106" calcext:value-type="float">
            <text:p>72.010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7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0758" calcext:value-type="float">
            <text:p>72.075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014815.89" calcext:value-type="float">
            <text:p>26014815.8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599" calcext:value-type="float">
            <text:p>6.4599</text:p>
          </table:table-cell>
          <table:table-cell office:value-type="float" office:value="19.1504" calcext:value-type="float">
            <text:p>19.1504</text:p>
          </table:table-cell>
          <table:table-cell office:value-type="float" office:value="0.3071" calcext:value-type="float">
            <text:p>0.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607" calcext:value-type="float">
            <text:p>22.06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4349" calcext:value-type="float">
            <text:p>33.4349</text:p>
          </table:table-cell>
          <table:table-cell office:value-type="float" office:value="10.3172" calcext:value-type="float">
            <text:p>10.3172</text:p>
          </table:table-cell>
          <table:table-cell office:value-type="float" office:value="0" calcext:value-type="float">
            <text:p>0</text:p>
          </table:table-cell>
          <table:table-cell office:value-type="float" office:value="7.9939" calcext:value-type="float">
            <text:p>7.9939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786" calcext:value-type="float">
            <text:p>72.078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78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1266" calcext:value-type="float">
            <text:p>72.126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996482.03" calcext:value-type="float">
            <text:p>25996482.0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11" calcext:value-type="float">
            <text:p>6.2411</text:p>
          </table:table-cell>
          <table:table-cell office:value-type="float" office:value="19.3543" calcext:value-type="float">
            <text:p>19.3543</text:p>
          </table:table-cell>
          <table:table-cell office:value-type="float" office:value="0.3503" calcext:value-type="float">
            <text:p>0.3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05" calcext:value-type="float">
            <text:p>21.7505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29.4593" calcext:value-type="float">
            <text:p>29.4593</text:p>
          </table:table-cell>
          <table:table-cell office:value-type="float" office:value="9.9073" calcext:value-type="float">
            <text:p>9.9073</text:p>
          </table:table-cell>
          <table:table-cell office:value-type="float" office:value="0" calcext:value-type="float">
            <text:p>0</text:p>
          </table:table-cell>
          <table:table-cell office:value-type="float" office:value="13.3094" calcext:value-type="float">
            <text:p>13.3094</text:p>
          </table:table-cell>
          <table:table-cell office:value-type="float" office:value="0.4523" calcext:value-type="float">
            <text:p>0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294" calcext:value-type="float">
            <text:p>72.129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79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1436" calcext:value-type="float">
            <text:p>72.143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990381.78" calcext:value-type="float">
            <text:p>25990381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2" calcext:value-type="float">
            <text:p>6.2502</text:p>
          </table:table-cell>
          <table:table-cell office:value-type="float" office:value="19.3349" calcext:value-type="float">
            <text:p>19.334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299" calcext:value-type="float">
            <text:p>21.72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" calcext:value-type="float">
            <text:p>0</text:p>
          </table:table-cell>
          <table:table-cell office:value-type="float" office:value="29.4465" calcext:value-type="float">
            <text:p>29.4465</text:p>
          </table:table-cell>
          <table:table-cell office:value-type="float" office:value="9.9434" calcext:value-type="float">
            <text:p>9.9434</text:p>
          </table:table-cell>
          <table:table-cell office:value-type="float" office:value="0" calcext:value-type="float">
            <text:p>0</text:p>
          </table:table-cell>
          <table:table-cell office:value-type="float" office:value="13.2418" calcext:value-type="float">
            <text:p>13.2418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464" calcext:value-type="float">
            <text:p>72.146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0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1653" calcext:value-type="float">
            <text:p>72.165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982542.38" calcext:value-type="float">
            <text:p>25982542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16" calcext:value-type="float">
            <text:p>6.2516</text:p>
          </table:table-cell>
          <table:table-cell office:value-type="float" office:value="19.3889" calcext:value-type="float">
            <text:p>19.3889</text:p>
          </table:table-cell>
          <table:table-cell office:value-type="float" office:value="0.3502" calcext:value-type="float">
            <text:p>0.3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04" calcext:value-type="float">
            <text:p>21.7904</text:p>
          </table:table-cell>
          <table:table-cell office:value-type="float" office:value="0.2151" calcext:value-type="float">
            <text:p>0.2151</text:p>
          </table:table-cell>
          <table:table-cell office:value-type="float" office:value="0" calcext:value-type="float">
            <text:p>0</text:p>
          </table:table-cell>
          <table:table-cell office:value-type="float" office:value="29.4376" calcext:value-type="float">
            <text:p>29.4376</text:p>
          </table:table-cell>
          <table:table-cell office:value-type="float" office:value="9.9848" calcext:value-type="float">
            <text:p>9.9848</text:p>
          </table:table-cell>
          <table:table-cell office:value-type="float" office:value="0" calcext:value-type="float">
            <text:p>0</text:p>
          </table:table-cell>
          <table:table-cell office:value-type="float" office:value="13.3415" calcext:value-type="float">
            <text:p>13.3415</text:p>
          </table:table-cell>
          <table:table-cell office:value-type="float" office:value="0.4569" calcext:value-type="float">
            <text:p>0.4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681" calcext:value-type="float">
            <text:p>72.168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81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216" calcext:value-type="float">
            <text:p>72.21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964325.16" calcext:value-type="float">
            <text:p>25964325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74" calcext:value-type="float">
            <text:p>6.2374</text:p>
          </table:table-cell>
          <table:table-cell office:value-type="float" office:value="19.1158" calcext:value-type="float">
            <text:p>19.1158</text:p>
          </table:table-cell>
          <table:table-cell office:value-type="float" office:value="0.3496" calcext:value-type="float">
            <text:p>0.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307" calcext:value-type="float">
            <text:p>21.63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6537" calcext:value-type="float">
            <text:p>33.6537</text:p>
          </table:table-cell>
          <table:table-cell office:value-type="float" office:value="10.7359" calcext:value-type="float">
            <text:p>10.7359</text:p>
          </table:table-cell>
          <table:table-cell office:value-type="float" office:value="0" calcext:value-type="float">
            <text:p>0</text:p>
          </table:table-cell>
          <table:table-cell office:value-type="float" office:value="8.0211" calcext:value-type="float">
            <text:p>8.0211</text:p>
          </table:table-cell>
          <table:table-cell office:value-type="float" office:value="0.3974" calcext:value-type="float">
            <text:p>0.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188" calcext:value-type="float">
            <text:p>72.218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82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2304" calcext:value-type="float">
            <text:p>72.230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959143.82" calcext:value-type="float">
            <text:p>25959143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287" calcext:value-type="float">
            <text:p>6.9287</text:p>
          </table:table-cell>
          <table:table-cell office:value-type="float" office:value="19.1613" calcext:value-type="float">
            <text:p>19.1613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44" calcext:value-type="float">
            <text:p>22.024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4223" calcext:value-type="float">
            <text:p>33.4223</text:p>
          </table:table-cell>
          <table:table-cell office:value-type="float" office:value="10.3307" calcext:value-type="float">
            <text:p>10.3307</text:p>
          </table:table-cell>
          <table:table-cell office:value-type="float" office:value="0" calcext:value-type="float">
            <text:p>0</text:p>
          </table:table-cell>
          <table:table-cell office:value-type="float" office:value="7.9991" calcext:value-type="float">
            <text:p>7.9991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332" calcext:value-type="float">
            <text:p>72.233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2048" calcext:value-type="float">
            <text:p>2048</text:p>
          </table:table-cell>
          <table:table-cell table:formula="of:=[.E183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5591" calcext:value-type="float">
            <text:p>72.559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841543.41" calcext:value-type="float">
            <text:p>25841543.4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948" calcext:value-type="float">
            <text:p>9.6948</text:p>
          </table:table-cell>
          <table:table-cell office:value-type="float" office:value="19.1738" calcext:value-type="float">
            <text:p>19.1738</text:p>
          </table:table-cell>
          <table:table-cell office:value-type="float" office:value="0.2673" calcext:value-type="float">
            <text:p>0.2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07" calcext:value-type="float">
            <text:p>22.31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33.3107" calcext:value-type="float">
            <text:p>33.3107</text:p>
          </table:table-cell>
          <table:table-cell office:value-type="float" office:value="10.3929" calcext:value-type="float">
            <text:p>10.3929</text:p>
          </table:table-cell>
          <table:table-cell office:value-type="float" office:value="0" calcext:value-type="float">
            <text:p>0</text:p>
          </table:table-cell>
          <table:table-cell office:value-type="float" office:value="7.9865" calcext:value-type="float">
            <text:p>7.9865</text:p>
          </table:table-cell>
          <table:table-cell office:value-type="float" office:value="0.4187" calcext:value-type="float">
            <text:p>0.4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619" calcext:value-type="float">
            <text:p>72.561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5965" calcext:value-type="float">
            <text:p>72.596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828240.42" calcext:value-type="float">
            <text:p>25828240.4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92" calcext:value-type="float">
            <text:p>6.2592</text:p>
          </table:table-cell>
          <table:table-cell office:value-type="float" office:value="19.3739" calcext:value-type="float">
            <text:p>19.3739</text:p>
          </table:table-cell>
          <table:table-cell office:value-type="float" office:value="0.3381" calcext:value-type="float">
            <text:p>0.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94" calcext:value-type="float">
            <text:p>21.9394</text:p>
          </table:table-cell>
          <table:table-cell office:value-type="float" office:value="0.2154" calcext:value-type="float">
            <text:p>0.2154</text:p>
          </table:table-cell>
          <table:table-cell office:value-type="float" office:value="0" calcext:value-type="float">
            <text:p>0</text:p>
          </table:table-cell>
          <table:table-cell office:value-type="float" office:value="29.4939" calcext:value-type="float">
            <text:p>29.4939</text:p>
          </table:table-cell>
          <table:table-cell office:value-type="float" office:value="10.1646" calcext:value-type="float">
            <text:p>10.1646</text:p>
          </table:table-cell>
          <table:table-cell office:value-type="float" office:value="0" calcext:value-type="float">
            <text:p>0</text:p>
          </table:table-cell>
          <table:table-cell office:value-type="float" office:value="13.3071" calcext:value-type="float">
            <text:p>13.3071</text:p>
          </table:table-cell>
          <table:table-cell office:value-type="float" office:value="0.4514" calcext:value-type="float">
            <text:p>0.4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993" calcext:value-type="float">
            <text:p>72.599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5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6474" calcext:value-type="float">
            <text:p>72.647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810118.06" calcext:value-type="float">
            <text:p>25810118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827" calcext:value-type="float">
            <text:p>6.2827</text:p>
          </table:table-cell>
          <table:table-cell office:value-type="float" office:value="19.381" calcext:value-type="float">
            <text:p>19.381</text:p>
          </table:table-cell>
          <table:table-cell office:value-type="float" office:value="0.3298" calcext:value-type="float">
            <text:p>0.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25" calcext:value-type="float">
            <text:p>21.8925</text:p>
          </table:table-cell>
          <table:table-cell office:value-type="float" office:value="0.2147" calcext:value-type="float">
            <text:p>0.2147</text:p>
          </table:table-cell>
          <table:table-cell office:value-type="float" office:value="0" calcext:value-type="float">
            <text:p>0</text:p>
          </table:table-cell>
          <table:table-cell office:value-type="float" office:value="29.4081" calcext:value-type="float">
            <text:p>29.4081</text:p>
          </table:table-cell>
          <table:table-cell office:value-type="float" office:value="10.2197" calcext:value-type="float">
            <text:p>10.2197</text:p>
          </table:table-cell>
          <table:table-cell office:value-type="float" office:value="0" calcext:value-type="float">
            <text:p>0</text:p>
          </table:table-cell>
          <table:table-cell office:value-type="float" office:value="13.3229" calcext:value-type="float">
            <text:p>13.3229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502" calcext:value-type="float">
            <text:p>72.650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6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6555" calcext:value-type="float">
            <text:p>72.655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807262.28" calcext:value-type="float">
            <text:p>25807262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3" calcext:value-type="float">
            <text:p>6.43</text:p>
          </table:table-cell>
          <table:table-cell office:value-type="float" office:value="19.3691" calcext:value-type="float">
            <text:p>19.3691</text:p>
          </table:table-cell>
          <table:table-cell office:value-type="float" office:value="0.3186" calcext:value-type="float">
            <text:p>0.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567" calcext:value-type="float">
            <text:p>21.9567</text:p>
          </table:table-cell>
          <table:table-cell office:value-type="float" office:value="0.2152" calcext:value-type="float">
            <text:p>0.2152</text:p>
          </table:table-cell>
          <table:table-cell office:value-type="float" office:value="0" calcext:value-type="float">
            <text:p>0</text:p>
          </table:table-cell>
          <table:table-cell office:value-type="float" office:value="29.3517" calcext:value-type="float">
            <text:p>29.3517</text:p>
          </table:table-cell>
          <table:table-cell office:value-type="float" office:value="10.2076" calcext:value-type="float">
            <text:p>10.2076</text:p>
          </table:table-cell>
          <table:table-cell office:value-type="float" office:value="0" calcext:value-type="float">
            <text:p>0</text:p>
          </table:table-cell>
          <table:table-cell office:value-type="float" office:value="13.2615" calcext:value-type="float">
            <text:p>13.2615</text:p>
          </table:table-cell>
          <table:table-cell office:value-type="float" office:value="0.4522" calcext:value-type="float">
            <text:p>0.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583" calcext:value-type="float">
            <text:p>72.658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7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7616" calcext:value-type="float">
            <text:p>72.761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769612.75" calcext:value-type="float">
            <text:p>25769612.75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56" calcext:value-type="float">
            <text:p>6.2256</text:p>
          </table:table-cell>
          <table:table-cell office:value-type="float" office:value="19.3277" calcext:value-type="float">
            <text:p>19.3277</text:p>
          </table:table-cell>
          <table:table-cell office:value-type="float" office:value="0.3536" calcext:value-type="float">
            <text:p>0.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3" calcext:value-type="float">
            <text:p>21.743</text:p>
          </table:table-cell>
          <table:table-cell office:value-type="float" office:value="0.2151" calcext:value-type="float">
            <text:p>0.2151</text:p>
          </table:table-cell>
          <table:table-cell office:value-type="float" office:value="0" calcext:value-type="float">
            <text:p>0</text:p>
          </table:table-cell>
          <table:table-cell office:value-type="float" office:value="29.6372" calcext:value-type="float">
            <text:p>29.6372</text:p>
          </table:table-cell>
          <table:table-cell office:value-type="float" office:value="10.4596" calcext:value-type="float">
            <text:p>10.4596</text:p>
          </table:table-cell>
          <table:table-cell office:value-type="float" office:value="0" calcext:value-type="float">
            <text:p>0</text:p>
          </table:table-cell>
          <table:table-cell office:value-type="float" office:value="13.254" calcext:value-type="float">
            <text:p>13.254</text:p>
          </table:table-cell>
          <table:table-cell office:value-type="float" office:value="0.4521" calcext:value-type="float">
            <text:p>0.4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644" calcext:value-type="float">
            <text:p>72.764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8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8292" calcext:value-type="float">
            <text:p>72.829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745708.63" calcext:value-type="float">
            <text:p>25745708.6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089" calcext:value-type="float">
            <text:p>6.9089</text:p>
          </table:table-cell>
          <table:table-cell office:value-type="float" office:value="19.3734" calcext:value-type="float">
            <text:p>19.3734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728" calcext:value-type="float">
            <text:p>22.0728</text:p>
          </table:table-cell>
          <table:table-cell office:value-type="float" office:value="0.2151" calcext:value-type="float">
            <text:p>0.2151</text:p>
          </table:table-cell>
          <table:table-cell office:value-type="float" office:value="0" calcext:value-type="float">
            <text:p>0</text:p>
          </table:table-cell>
          <table:table-cell office:value-type="float" office:value="29.4396" calcext:value-type="float">
            <text:p>29.4396</text:p>
          </table:table-cell>
          <table:table-cell office:value-type="float" office:value="10.2188" calcext:value-type="float">
            <text:p>10.2188</text:p>
          </table:table-cell>
          <table:table-cell office:value-type="float" office:value="0" calcext:value-type="float">
            <text:p>0</text:p>
          </table:table-cell>
          <table:table-cell office:value-type="float" office:value="13.2809" calcext:value-type="float">
            <text:p>13.2809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32" calcext:value-type="float">
            <text:p>72.83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8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3.222" calcext:value-type="float">
            <text:p>73.22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607579.78" calcext:value-type="float">
            <text:p>25607579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6676" calcext:value-type="float">
            <text:p>9.6676</text:p>
          </table:table-cell>
          <table:table-cell office:value-type="float" office:value="19.4042" calcext:value-type="float">
            <text:p>19.4042</text:p>
          </table:table-cell>
          <table:table-cell office:value-type="float" office:value="0.2788" calcext:value-type="float">
            <text:p>0.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021" calcext:value-type="float">
            <text:p>22.4021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29.1563" calcext:value-type="float">
            <text:p>29.1563</text:p>
          </table:table-cell>
          <table:table-cell office:value-type="float" office:value="10.3004" calcext:value-type="float">
            <text:p>10.3004</text:p>
          </table:table-cell>
          <table:table-cell office:value-type="float" office:value="0" calcext:value-type="float">
            <text:p>0</text:p>
          </table:table-cell>
          <table:table-cell office:value-type="float" office:value="13.2969" calcext:value-type="float">
            <text:p>13.2969</text:p>
          </table:table-cell>
          <table:table-cell office:value-type="float" office:value="0.4595" calcext:value-type="float">
            <text:p>0.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249" calcext:value-type="float">
            <text:p>73.224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8" calcext:value-type="float">
            <text:p>8</text:p>
          </table:table-cell>
          <table:table-cell table:formula="of:=[.E190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4.0453" calcext:value-type="float">
            <text:p>74.045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5322864.84" calcext:value-type="float">
            <text:p>25322864.8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26" calcext:value-type="float">
            <text:p>16.2426</text:p>
          </table:table-cell>
          <table:table-cell office:value-type="float" office:value="19.4447" calcext:value-type="float">
            <text:p>19.4447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927" calcext:value-type="float">
            <text:p>22.8927</text:p>
          </table:table-cell>
          <table:table-cell office:value-type="float" office:value="0.2153" calcext:value-type="float">
            <text:p>0.2153</text:p>
          </table:table-cell>
          <table:table-cell office:value-type="float" office:value="0" calcext:value-type="float">
            <text:p>0</text:p>
          </table:table-cell>
          <table:table-cell office:value-type="float" office:value="29.5593" calcext:value-type="float">
            <text:p>29.5593</text:p>
          </table:table-cell>
          <table:table-cell office:value-type="float" office:value="10.5263" calcext:value-type="float">
            <text:p>10.5263</text:p>
          </table:table-cell>
          <table:table-cell office:value-type="float" office:value="0" calcext:value-type="float">
            <text:p>0</text:p>
          </table:table-cell>
          <table:table-cell office:value-type="float" office:value="13.2906" calcext:value-type="float">
            <text:p>13.2906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0481" calcext:value-type="float">
            <text:p>74.048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1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9239" calcext:value-type="float">
            <text:p>77.923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062445.66" calcext:value-type="float">
            <text:p>24062445.66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48" calcext:value-type="float">
            <text:p>6.2448</text:p>
          </table:table-cell>
          <table:table-cell office:value-type="float" office:value="19.2983" calcext:value-type="float">
            <text:p>19.2983</text:p>
          </table:table-cell>
          <table:table-cell office:value-type="float" office:value="0.3479" calcext:value-type="float">
            <text:p>0.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352" calcext:value-type="float">
            <text:p>21.6352</text:p>
          </table:table-cell>
          <table:table-cell office:value-type="float" office:value="0.4297" calcext:value-type="float">
            <text:p>0.4297</text:p>
          </table:table-cell>
          <table:table-cell office:value-type="float" office:value="0" calcext:value-type="float">
            <text:p>0</text:p>
          </table:table-cell>
          <table:table-cell office:value-type="float" office:value="30.6945" calcext:value-type="float">
            <text:p>30.6945</text:p>
          </table:table-cell>
          <table:table-cell office:value-type="float" office:value="9.9004" calcext:value-type="float">
            <text:p>9.9004</text:p>
          </table:table-cell>
          <table:table-cell office:value-type="float" office:value="0" calcext:value-type="float">
            <text:p>0</text:p>
          </table:table-cell>
          <table:table-cell office:value-type="float" office:value="17.7404" calcext:value-type="float">
            <text:p>17.7404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269" calcext:value-type="float">
            <text:p>77.9269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9741" calcext:value-type="float">
            <text:p>77.974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046955.71" calcext:value-type="float">
            <text:p>24046955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22784" calcext:value-type="float">
            <text:p>12278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34" calcext:value-type="float">
            <text:p>6.2434</text:p>
          </table:table-cell>
          <table:table-cell office:value-type="float" office:value="19.2931" calcext:value-type="float">
            <text:p>19.2931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51" calcext:value-type="float">
            <text:p>21.6651</text:p>
          </table:table-cell>
          <table:table-cell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30.8274" calcext:value-type="float">
            <text:p>30.8274</text:p>
          </table:table-cell>
          <table:table-cell office:value-type="float" office:value="9.9525" calcext:value-type="float">
            <text:p>9.9525</text:p>
          </table:table-cell>
          <table:table-cell office:value-type="float" office:value="0" calcext:value-type="float">
            <text:p>0</text:p>
          </table:table-cell>
          <table:table-cell office:value-type="float" office:value="17.6227" calcext:value-type="float">
            <text:p>17.6227</text:p>
          </table:table-cell>
          <table:table-cell office:value-type="float" office:value="0.4488" calcext:value-type="float">
            <text:p>0.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771" calcext:value-type="float">
            <text:p>77.977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3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2576" calcext:value-type="float">
            <text:p>78.257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959820.8" calcext:value-type="float">
            <text:p>23959820.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38795" calcext:value-type="float">
            <text:p>1387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06" calcext:value-type="float">
            <text:p>6.2606</text:p>
          </table:table-cell>
          <table:table-cell office:value-type="float" office:value="19.3222" calcext:value-type="float">
            <text:p>19.3222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063" calcext:value-type="float">
            <text:p>21.7063</text:p>
          </table:table-cell>
          <table:table-cell office:value-type="float" office:value="0.4306" calcext:value-type="float">
            <text:p>0.4306</text:p>
          </table:table-cell>
          <table:table-cell office:value-type="float" office:value="0" calcext:value-type="float">
            <text:p>0</text:p>
          </table:table-cell>
          <table:table-cell office:value-type="float" office:value="30.6801" calcext:value-type="float">
            <text:p>30.6801</text:p>
          </table:table-cell>
          <table:table-cell office:value-type="float" office:value="10.1371" calcext:value-type="float">
            <text:p>10.1371</text:p>
          </table:table-cell>
          <table:table-cell office:value-type="float" office:value="0" calcext:value-type="float">
            <text:p>0</text:p>
          </table:table-cell>
          <table:table-cell office:value-type="float" office:value="17.8918" calcext:value-type="float">
            <text:p>17.891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607" calcext:value-type="float">
            <text:p>78.260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4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2704" calcext:value-type="float">
            <text:p>78.270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955896.09" calcext:value-type="float">
            <text:p>23955896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0776" calcext:value-type="float">
            <text:p>1107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54" calcext:value-type="float">
            <text:p>6.2454</text:p>
          </table:table-cell>
          <table:table-cell office:value-type="float" office:value="19.2681" calcext:value-type="float">
            <text:p>19.2681</text:p>
          </table:table-cell>
          <table:table-cell office:value-type="float" office:value="0.3487" calcext:value-type="float">
            <text:p>0.3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553" calcext:value-type="float">
            <text:p>22.7553</text:p>
          </table:table-cell>
          <table:table-cell office:value-type="float" office:value="0.4322" calcext:value-type="float">
            <text:p>0.4322</text:p>
          </table:table-cell>
          <table:table-cell office:value-type="float" office:value="0" calcext:value-type="float">
            <text:p>0</text:p>
          </table:table-cell>
          <table:table-cell office:value-type="float" office:value="31.089" calcext:value-type="float">
            <text:p>31.089</text:p>
          </table:table-cell>
          <table:table-cell office:value-type="float" office:value="9.8616" calcext:value-type="float">
            <text:p>9.8616</text:p>
          </table:table-cell>
          <table:table-cell office:value-type="float" office:value="0" calcext:value-type="float">
            <text:p>0</text:p>
          </table:table-cell>
          <table:table-cell office:value-type="float" office:value="18.2098" calcext:value-type="float">
            <text:p>18.2098</text:p>
          </table:table-cell>
          <table:table-cell office:value-type="float" office:value="0.4543" calcext:value-type="float">
            <text:p>0.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735" calcext:value-type="float">
            <text:p>78.2735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5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4381" calcext:value-type="float">
            <text:p>78.438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904708.48" calcext:value-type="float">
            <text:p>23904708.48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08774" calcext:value-type="float">
            <text:p>10877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32" calcext:value-type="float">
            <text:p>6.2132</text:p>
          </table:table-cell>
          <table:table-cell office:value-type="float" office:value="19.2685" calcext:value-type="float">
            <text:p>19.2685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72" calcext:value-type="float">
            <text:p>21.7872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office:value-type="float" office:value="31.1176" calcext:value-type="float">
            <text:p>31.1176</text:p>
          </table:table-cell>
          <table:table-cell office:value-type="float" office:value="10.2936" calcext:value-type="float">
            <text:p>10.2936</text:p>
          </table:table-cell>
          <table:table-cell office:value-type="float" office:value="0" calcext:value-type="float">
            <text:p>0</text:p>
          </table:table-cell>
          <table:table-cell office:value-type="float" office:value="17.5885" calcext:value-type="float">
            <text:p>17.5885</text:p>
          </table:table-cell>
          <table:table-cell office:value-type="float" office:value="0.4509" calcext:value-type="float">
            <text:p>0.4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411" calcext:value-type="float">
            <text:p>78.4411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5156" calcext:value-type="float">
            <text:p>78.515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881103.54" calcext:value-type="float">
            <text:p>23881103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70816" calcext:value-type="float">
            <text:p>170816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908" calcext:value-type="float">
            <text:p>6.2908</text:p>
          </table:table-cell>
          <table:table-cell office:value-type="float" office:value="19.3568" calcext:value-type="float">
            <text:p>19.3568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59" calcext:value-type="float">
            <text:p>21.8759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office:value-type="float" office:value="30.9469" calcext:value-type="float">
            <text:p>30.9469</text:p>
          </table:table-cell>
          <table:table-cell office:value-type="float" office:value="10.185" calcext:value-type="float">
            <text:p>10.185</text:p>
          </table:table-cell>
          <table:table-cell office:value-type="float" office:value="0" calcext:value-type="float">
            <text:p>0</text:p>
          </table:table-cell>
          <table:table-cell office:value-type="float" office:value="17.8975" calcext:value-type="float">
            <text:p>17.8975</text:p>
          </table:table-cell>
          <table:table-cell office:value-type="float" office:value="0.4557" calcext:value-type="float">
            <text:p>0.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186" calcext:value-type="float">
            <text:p>78.5186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7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5556" calcext:value-type="float">
            <text:p>78.555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868925.81" calcext:value-type="float">
            <text:p>23868925.81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362945" calcext:value-type="float">
            <text:p>36294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251" calcext:value-type="float">
            <text:p>6.9251</text:p>
          </table:table-cell>
          <table:table-cell office:value-type="float" office:value="19.3246" calcext:value-type="float">
            <text:p>19.3246</text:p>
          </table:table-cell>
          <table:table-cell office:value-type="float" office:value="0.2964" calcext:value-type="float">
            <text:p>0.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75" calcext:value-type="float">
            <text:p>21.9475</text:p>
          </table:table-cell>
          <table:table-cell office:value-type="float" office:value="0.4304" calcext:value-type="float">
            <text:p>0.4304</text:p>
          </table:table-cell>
          <table:table-cell office:value-type="float" office:value="0" calcext:value-type="float">
            <text:p>0</text:p>
          </table:table-cell>
          <table:table-cell office:value-type="float" office:value="30.661" calcext:value-type="float">
            <text:p>30.661</text:p>
          </table:table-cell>
          <table:table-cell office:value-type="float" office:value="10.1907" calcext:value-type="float">
            <text:p>10.1907</text:p>
          </table:table-cell>
          <table:table-cell office:value-type="float" office:value="0" calcext:value-type="float">
            <text:p>0</text:p>
          </table:table-cell>
          <table:table-cell office:value-type="float" office:value="17.743" calcext:value-type="float">
            <text:p>17.743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587" calcext:value-type="float">
            <text:p>78.5587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8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6668" calcext:value-type="float">
            <text:p>78.666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835196.04" calcext:value-type="float">
            <text:p>23835196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234859" calcext:value-type="float">
            <text:p>2348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4348" calcext:value-type="float">
            <text:p>6.4348</text:p>
          </table:table-cell>
          <table:table-cell office:value-type="float" office:value="19.1353" calcext:value-type="float">
            <text:p>19.1353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799" calcext:value-type="float">
            <text:p>22.579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" calcext:value-type="float">
            <text:p>0</text:p>
          </table:table-cell>
          <table:table-cell office:value-type="float" office:value="30.9467" calcext:value-type="float">
            <text:p>30.9467</text:p>
          </table:table-cell>
          <table:table-cell office:value-type="float" office:value="10.2061" calcext:value-type="float">
            <text:p>10.2061</text:p>
          </table:table-cell>
          <table:table-cell office:value-type="float" office:value="0" calcext:value-type="float">
            <text:p>0</text:p>
          </table:table-cell>
          <table:table-cell office:value-type="float" office:value="17.9502" calcext:value-type="float">
            <text:p>17.9502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6698" calcext:value-type="float">
            <text:p>78.6698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199]/3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9.0699" calcext:value-type="float">
            <text:p>79.069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713672.02" calcext:value-type="float">
            <text:p>23713672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619117" calcext:value-type="float">
            <text:p>6191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7031" calcext:value-type="float">
            <text:p>9.7031</text:p>
          </table:table-cell>
          <table:table-cell office:value-type="float" office:value="19.3223" calcext:value-type="float">
            <text:p>19.3223</text:p>
          </table:table-cell>
          <table:table-cell office:value-type="float" office:value="0.2797" calcext:value-type="float">
            <text:p>0.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577" calcext:value-type="float">
            <text:p>22.2577</text:p>
          </table:table-cell>
          <table:table-cell office:value-type="float" office:value="0.4301" calcext:value-type="float">
            <text:p>0.4301</text:p>
          </table:table-cell>
          <table:table-cell office:value-type="float" office:value="0" calcext:value-type="float">
            <text:p>0</text:p>
          </table:table-cell>
          <table:table-cell office:value-type="float" office:value="30.8776" calcext:value-type="float">
            <text:p>30.8776</text:p>
          </table:table-cell>
          <table:table-cell office:value-type="float" office:value="10.2803" calcext:value-type="float">
            <text:p>10.2803</text:p>
          </table:table-cell>
          <table:table-cell office:value-type="float" office:value="0" calcext:value-type="float">
            <text:p>0</text:p>
          </table:table-cell>
          <table:table-cell office:value-type="float" office:value="17.7873" calcext:value-type="float">
            <text:p>17.7873</text:p>
          </table:table-cell>
          <table:table-cell office:value-type="float" office:value="0.4551" calcext:value-type="float">
            <text:p>0.4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73" calcext:value-type="float">
            <text:p>79.073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table:formula="of:=[.E200]/3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9.6801" calcext:value-type="float">
            <text:p>79.68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532091.17" calcext:value-type="float">
            <text:p>23532091.17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31461" calcext:value-type="float">
            <text:p>1131461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2465" calcext:value-type="float">
            <text:p>16.2465</text:p>
          </table:table-cell>
          <table:table-cell office:value-type="float" office:value="19.3511" calcext:value-type="float">
            <text:p>19.3511</text:p>
          </table:table-cell>
          <table:table-cell office:value-type="float" office:value="0.2622" calcext:value-type="float">
            <text:p>0.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338" calcext:value-type="float">
            <text:p>22.7338</text:p>
          </table:table-cell>
          <table:table-cell office:value-type="float" office:value="0.4308" calcext:value-type="float">
            <text:p>0.4308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.82</text:p>
          </table:table-cell>
          <table:table-cell office:value-type="float" office:value="10.4769" calcext:value-type="float">
            <text:p>10.4769</text:p>
          </table:table-cell>
          <table:table-cell office:value-type="float" office:value="0" calcext:value-type="float">
            <text:p>0</text:p>
          </table:table-cell>
          <table:table-cell office:value-type="float" office:value="17.5393" calcext:value-type="float">
            <text:p>17.5393</text:p>
          </table:table-cell>
          <table:table-cell office:value-type="float" office:value="0.4599" calcext:value-type="float">
            <text:p>0.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831" calcext:value-type="float">
            <text:p>79.6831</text:p>
          </table:table-cell>
        </table:table-row>
      </table:table>
      <table:named-expressions/>
      <table:database-ranges>
        <table:database-range table:name="__Anonymous_Sheet_DB__0" table:target-range-address="ross.A1:ross.BF2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23:56:11.605945179</dc:date>
    <dc:creator>Elkin Cruz</dc:creator>
    <meta:editing-duration>PT10M52S</meta:editing-duration>
    <meta:editing-cycles>1</meta:editing-cycles>
    <meta:document-statistic meta:table-count="1" meta:cell-count="11600" meta:object-count="0"/>
    <meta:generator>LibreOffice/7.4.1.2$Linux_X86_64 LibreOffice_project/40$Build-2</meta:generator>
  </office:meta>
</office:document-meta>
</file>